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933cm" fo:margin-left="0.095cm" fo:margin-top="0cm" fo:margin-bottom="0cm" table:align="left" style:writing-mode="page"/>
    </style:style>
    <style:style style:name="Tabla1.A" style:family="table-column">
      <style:table-column-properties style:column-width="1.081cm"/>
    </style:style>
    <style:style style:name="Tabla1.B" style:family="table-column">
      <style:table-column-properties style:column-width="1.3cm"/>
    </style:style>
    <style:style style:name="Tabla1.C" style:family="table-column">
      <style:table-column-properties style:column-width="1.323cm"/>
    </style:style>
    <style:style style:name="Tabla1.1" style:family="table-row">
      <style:table-row-properties style:row-height="0.711cm" fo:keep-together="auto"/>
    </style:style>
    <style:style style:name="Tabla1.A1" style:family="table-cell">
      <style:table-cell-properties style:vertical-align="middle" fo:padding-left="0.053cm" fo:padding-right="0.053cm" fo:padding-top="0cm" fo:padding-bottom="0cm" fo:border="none"/>
    </style:style>
    <style:style style:name="Tabla1.C1" style:family="table-cell">
      <style:table-cell-properties style:vertical-align="middle" fo:background-color="#dcdcdc" fo:padding-left="0.053cm" fo:padding-right="0.053cm" fo:padding-top="0cm" fo:padding-bottom="0cm" fo:border="none">
        <style:background-image/>
      </style:table-cell-properties>
    </style:style>
    <style:style style:name="Tabla1.A2" style:family="table-cell">
      <style:table-cell-properties style:vertical-align="middle" fo:background-color="#dcdcdc" fo:padding="0.097cm" fo:border-left="none" fo:border-right="none" fo:border-top="none" fo:border-bottom="0.5pt solid #000000">
        <style:background-image/>
      </style:table-cell-properties>
    </style:style>
    <style:style style:name="Tabla1.C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D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E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F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G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H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I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J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K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L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M2" style:family="table-cell">
      <style:table-cell-properties style:vertical-align="middle" fo:padding="0.097cm" fo:border="0.5pt solid #000000"/>
    </style:style>
    <style:style style:name="Tabla1.B3" style:family="table-cell">
      <style:table-cell-properties style:vertical-align="middle" fo:padding="0.097cm" fo:border="0.5pt solid #000000"/>
    </style:style>
    <style:style style:name="Tabla1.C3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3" style:family="table-cell" style:data-style-name="N0">
      <style:table-cell-properties style:vertical-align="middle" fo:padding="0.097cm" fo:border-left="0.5pt solid #000000" fo:border-right="none" fo:border-top="0.5pt solid #000000" fo:border-bottom="none"/>
    </style:style>
    <style:style style:name="Tabla1.E3" style:family="table-cell" style:data-style-name="N0">
      <style:table-cell-properties style:vertical-align="middle" fo:padding="0.097cm" fo:border-left="0.5pt solid #000000" fo:border-right="none" fo:border-top="0.5pt solid #000000" fo:border-bottom="none"/>
    </style:style>
    <style:style style:name="Tabla1.F3" style:family="table-cell" style:data-style-name="N0">
      <style:table-cell-properties style:vertical-align="middle" fo:padding="0.097cm" fo:border-left="0.5pt solid #000000" fo:border-right="none" fo:border-top="0.5pt solid #000000" fo:border-bottom="none"/>
    </style:style>
    <style:style style:name="Tabla1.G3" style:family="table-cell" style:data-style-name="N0">
      <style:table-cell-properties style:vertical-align="middle" fo:padding="0.097cm" fo:border-left="0.5pt solid #000000" fo:border-right="none" fo:border-top="0.5pt solid #000000" fo:border-bottom="none"/>
    </style:style>
    <style:style style:name="Tabla1.H3" style:family="table-cell" style:data-style-name="N0">
      <style:table-cell-properties style:vertical-align="middle" fo:padding="0.097cm" fo:border-left="0.5pt solid #000000" fo:border-right="none" fo:border-top="0.5pt solid #000000" fo:border-bottom="none"/>
    </style:style>
    <style:style style:name="Tabla1.I3" style:family="table-cell" style:data-style-name="N0">
      <style:table-cell-properties style:vertical-align="middle" fo:padding="0.097cm" fo:border-left="0.5pt solid #000000" fo:border-right="none" fo:border-top="0.5pt solid #000000" fo:border-bottom="none"/>
    </style:style>
    <style:style style:name="Tabla1.J3" style:family="table-cell" style:data-style-name="N0">
      <style:table-cell-properties style:vertical-align="middle" fo:padding="0.097cm" fo:border-left="0.5pt solid #000000" fo:border-right="none" fo:border-top="0.5pt solid #000000" fo:border-bottom="none"/>
    </style:style>
    <style:style style:name="Tabla1.K3" style:family="table-cell" style:data-style-name="N0">
      <style:table-cell-properties style:vertical-align="middle" fo:padding="0.097cm" fo:border-left="0.5pt solid #000000" fo:border-right="none" fo:border-top="0.5pt solid #000000" fo:border-bottom="none"/>
    </style:style>
    <style:style style:name="Tabla1.L3" style:family="table-cell" style:data-style-name="N0">
      <style:table-cell-properties style:vertical-align="middle" fo:padding="0.097cm" fo:border-left="0.5pt solid #000000" fo:border-right="none" fo:border-top="0.5pt solid #000000" fo:border-bottom="none"/>
    </style:style>
    <style:style style:name="Tabla1.M3" style:family="table-cell" style:data-style-name="N0">
      <style:table-cell-properties style:vertical-align="middle" fo:padding="0.097cm" fo:border-left="0.5pt solid #000000" fo:border-right="0.5pt solid #000000" fo:border-top="0.5pt solid #000000" fo:border-bottom="none"/>
    </style:style>
    <style:style style:name="Tabla1.A4" style:family="table-cell">
      <style:table-cell-properties style:vertical-align="middle" fo:padding="0.097cm" fo:border="none"/>
    </style:style>
    <style:style style:name="Tabla1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4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E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F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G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H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I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J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K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L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M4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1.A5" style:family="table-cell">
      <style:table-cell-properties style:vertical-align="middle" fo:padding="0.097cm" fo:border="none"/>
    </style:style>
    <style:style style:name="Tabla1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5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E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F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G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H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I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J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K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L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M5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1.A6" style:family="table-cell">
      <style:table-cell-properties style:vertical-align="middle" fo:padding="0.097cm" fo:border="none"/>
    </style:style>
    <style:style style:name="Tabla1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6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E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F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G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H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I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J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K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L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M6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1.A7" style:family="table-cell">
      <style:table-cell-properties style:vertical-align="middle" fo:padding="0.097cm" fo:border="none"/>
    </style:style>
    <style:style style:name="Tabla1.B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7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E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F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G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H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I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J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K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L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M7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1.A8" style:family="table-cell">
      <style:table-cell-properties style:vertical-align="middle" fo:padding="0.097cm" fo:border-left="none" fo:border-right="none" fo:border-top="none" fo:border-bottom="0.5pt solid #000000"/>
    </style:style>
    <style:style style:name="Tabla1.B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8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E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F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G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H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I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J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K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L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M8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1.B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9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E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F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G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H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I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J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K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L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M9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1.A10" style:family="table-cell">
      <style:table-cell-properties style:vertical-align="middle" fo:padding="0.097cm" fo:border="none"/>
    </style:style>
    <style:style style:name="Tabla1.B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0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10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E10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F10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G10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H10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I10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J10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K10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L10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M10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1.A11" style:family="table-cell">
      <style:table-cell-properties style:vertical-align="middle" fo:padding="0.097cm" fo:border="none"/>
    </style:style>
    <style:style style:name="Tabla1.B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1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11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E11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F11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G11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H11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I11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J11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K11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L11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M11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1.A12" style:family="table-cell">
      <style:table-cell-properties style:vertical-align="middle" fo:padding="0.097cm" fo:border="none"/>
    </style:style>
    <style:style style:name="Tabla1.B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2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12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E12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F12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G12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H12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I12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J12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K12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L12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M12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1.A13" style:family="table-cell">
      <style:table-cell-properties style:vertical-align="middle" fo:padding="0.097cm" fo:border="none"/>
    </style:style>
    <style:style style:name="Tabla1.B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3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13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E13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F13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G13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H13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I13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J13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K13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L13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M13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1.A14" style:family="table-cell">
      <style:table-cell-properties style:vertical-align="middle" fo:padding="0.097cm" fo:border-left="none" fo:border-right="none" fo:border-top="none" fo:border-bottom="0.5pt solid #000000"/>
    </style:style>
    <style:style style:name="Tabla1.B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4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1.D1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E1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F1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G1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H1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I1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J1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K1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L1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M14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1.15" style:family="table-row">
      <style:table-row-properties style:row-height="0.741cm" fo:keep-together="auto"/>
    </style:style>
    <style:style style:name="Tabla1.A15" style:family="table-cell">
      <style:table-cell-properties style:vertical-align="middle" fo:background-color="#dcdcdc" fo:padding="0.097cm" fo:border-left="none" fo:border-right="none" fo:border-top="0.5pt solid #000000" fo:border-bottom="0.5pt solid #000000">
        <style:background-image/>
      </style:table-cell-properties>
    </style:style>
    <style:style style:name="Tabla1.B15" style:family="table-cell">
      <style:table-cell-properties style:vertical-align="middle" fo:padding="0.097cm" fo:border="0.5pt solid #000000"/>
    </style:style>
    <style:style style:name="Tabla1.C15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1.D1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E1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F1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G1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H1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I1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J1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K1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L1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M15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1.A16" style:family="table-cell">
      <style:table-cell-properties style:vertical-align="middle" fo:padding="0.097cm" fo:border-left="none" fo:border-right="none" fo:border-top="0.5pt solid #000000" fo:border-bottom="none"/>
    </style:style>
    <style:style style:name="Tabla1.B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6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1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E1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F1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G1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H1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I1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J1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K1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L1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M16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1.A17" style:family="table-cell">
      <style:table-cell-properties style:vertical-align="middle" fo:padding="0.097cm" fo:border-left="none" fo:border-right="none" fo:border-top="0.5pt solid #000000" fo:border-bottom="none"/>
    </style:style>
    <style:style style:name="Tabla1.B1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7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1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E1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F1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G1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H1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I1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J1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K1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L1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M17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1.A18" style:family="table-cell">
      <style:table-cell-properties style:vertical-align="middle" fo:padding="0.097cm" fo:border-left="none" fo:border-right="none" fo:border-top="0.5pt solid #000000" fo:border-bottom="none"/>
    </style:style>
    <style:style style:name="Tabla1.B1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8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1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E1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F1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G1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H1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I1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J1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K1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L1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M18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1.A19" style:family="table-cell">
      <style:table-cell-properties style:vertical-align="middle" fo:padding="0.097cm" fo:border-left="none" fo:border-right="none" fo:border-top="0.5pt solid #000000" fo:border-bottom="none"/>
    </style:style>
    <style:style style:name="Tabla1.B1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9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1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E1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F1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G1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H1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I1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J1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K1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L1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1.M19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1.A20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1.B2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20" style:family="table-cell" style:data-style-name="N0">
      <style:table-cell-properties style:vertical-align="middle" fo:padding="0.097cm" fo:border-left="none" fo:border-right="0.5pt solid #000000" fo:border-top="none" fo:border-bottom="0.5pt solid #000000"/>
    </style:style>
    <style:style style:name="Tabla1.D20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a1.E20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a1.F20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a1.G20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a1.H20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a1.I20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a1.J20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a1.K20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a1.L20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a1.M20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6.933cm" fo:margin-left="0.095cm" fo:margin-top="0cm" fo:margin-bottom="0cm" table:align="left" style:writing-mode="page"/>
    </style:style>
    <style:style style:name="Tabla2.A" style:family="table-column">
      <style:table-column-properties style:column-width="1.081cm"/>
    </style:style>
    <style:style style:name="Tabla2.B" style:family="table-column">
      <style:table-column-properties style:column-width="1.3cm"/>
    </style:style>
    <style:style style:name="Tabla2.C" style:family="table-column">
      <style:table-column-properties style:column-width="1.323cm"/>
    </style:style>
    <style:style style:name="Tabla2.1" style:family="table-row">
      <style:table-row-properties style:row-height="0.711cm" fo:keep-together="auto"/>
    </style:style>
    <style:style style:name="Tabla2.A1" style:family="table-cell">
      <style:table-cell-properties style:vertical-align="middle" fo:padding-left="0.053cm" fo:padding-right="0.053cm" fo:padding-top="0cm" fo:padding-bottom="0cm" fo:border="none"/>
    </style:style>
    <style:style style:name="Tabla2.C1" style:family="table-cell">
      <style:table-cell-properties style:vertical-align="middle" fo:background-color="#dcdcdc" fo:padding-left="0.053cm" fo:padding-right="0.053cm" fo:padding-top="0cm" fo:padding-bottom="0cm" fo:border="none">
        <style:background-image/>
      </style:table-cell-properties>
    </style:style>
    <style:style style:name="Tabla2.A2" style:family="table-cell">
      <style:table-cell-properties style:vertical-align="middle" fo:background-color="#dcdcdc" fo:padding="0.097cm" fo:border-left="none" fo:border-right="none" fo:border-top="none" fo:border-bottom="0.5pt solid #000000">
        <style:background-image/>
      </style:table-cell-properties>
    </style:style>
    <style:style style:name="Tabla2.C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D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E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F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G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H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I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J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K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L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M2" style:family="table-cell">
      <style:table-cell-properties style:vertical-align="middle" fo:padding="0.097cm" fo:border="0.5pt solid #000000"/>
    </style:style>
    <style:style style:name="Tabla2.B3" style:family="table-cell">
      <style:table-cell-properties style:vertical-align="middle" fo:padding="0.097cm" fo:border="0.5pt solid #000000"/>
    </style:style>
    <style:style style:name="Tabla2.C3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3" style:family="table-cell" style:data-style-name="N0">
      <style:table-cell-properties style:vertical-align="middle" fo:padding="0.097cm" fo:border-left="0.5pt solid #000000" fo:border-right="none" fo:border-top="0.5pt solid #000000" fo:border-bottom="none"/>
    </style:style>
    <style:style style:name="Tabla2.E3" style:family="table-cell" style:data-style-name="N0">
      <style:table-cell-properties style:vertical-align="middle" fo:padding="0.097cm" fo:border-left="0.5pt solid #000000" fo:border-right="none" fo:border-top="0.5pt solid #000000" fo:border-bottom="none"/>
    </style:style>
    <style:style style:name="Tabla2.F3" style:family="table-cell" style:data-style-name="N0">
      <style:table-cell-properties style:vertical-align="middle" fo:padding="0.097cm" fo:border-left="0.5pt solid #000000" fo:border-right="none" fo:border-top="0.5pt solid #000000" fo:border-bottom="none"/>
    </style:style>
    <style:style style:name="Tabla2.G3" style:family="table-cell" style:data-style-name="N0">
      <style:table-cell-properties style:vertical-align="middle" fo:padding="0.097cm" fo:border-left="0.5pt solid #000000" fo:border-right="none" fo:border-top="0.5pt solid #000000" fo:border-bottom="none"/>
    </style:style>
    <style:style style:name="Tabla2.H3" style:family="table-cell" style:data-style-name="N0">
      <style:table-cell-properties style:vertical-align="middle" fo:padding="0.097cm" fo:border-left="0.5pt solid #000000" fo:border-right="none" fo:border-top="0.5pt solid #000000" fo:border-bottom="none"/>
    </style:style>
    <style:style style:name="Tabla2.I3" style:family="table-cell" style:data-style-name="N0">
      <style:table-cell-properties style:vertical-align="middle" fo:padding="0.097cm" fo:border-left="0.5pt solid #000000" fo:border-right="none" fo:border-top="0.5pt solid #000000" fo:border-bottom="none"/>
    </style:style>
    <style:style style:name="Tabla2.J3" style:family="table-cell" style:data-style-name="N0">
      <style:table-cell-properties style:vertical-align="middle" fo:padding="0.097cm" fo:border-left="0.5pt solid #000000" fo:border-right="none" fo:border-top="0.5pt solid #000000" fo:border-bottom="none"/>
    </style:style>
    <style:style style:name="Tabla2.K3" style:family="table-cell" style:data-style-name="N0">
      <style:table-cell-properties style:vertical-align="middle" fo:padding="0.097cm" fo:border-left="0.5pt solid #000000" fo:border-right="none" fo:border-top="0.5pt solid #000000" fo:border-bottom="none"/>
    </style:style>
    <style:style style:name="Tabla2.L3" style:family="table-cell" style:data-style-name="N0">
      <style:table-cell-properties style:vertical-align="middle" fo:padding="0.097cm" fo:border-left="0.5pt solid #000000" fo:border-right="none" fo:border-top="0.5pt solid #000000" fo:border-bottom="none"/>
    </style:style>
    <style:style style:name="Tabla2.M3" style:family="table-cell" style:data-style-name="N0">
      <style:table-cell-properties style:vertical-align="middle" fo:padding="0.097cm" fo:border-left="0.5pt solid #000000" fo:border-right="0.5pt solid #000000" fo:border-top="0.5pt solid #000000" fo:border-bottom="none"/>
    </style:style>
    <style:style style:name="Tabla2.A4" style:family="table-cell">
      <style:table-cell-properties style:vertical-align="middle" fo:padding="0.097cm" fo:border="none"/>
    </style:style>
    <style:style style:name="Tabla2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C4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E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F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G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H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I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J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K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L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M4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2.A5" style:family="table-cell">
      <style:table-cell-properties style:vertical-align="middle" fo:padding="0.097cm" fo:border="none"/>
    </style:style>
    <style:style style:name="Tabla2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C5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E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F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G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H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I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J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K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L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M5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2.A6" style:family="table-cell">
      <style:table-cell-properties style:vertical-align="middle" fo:padding="0.097cm" fo:border="none"/>
    </style:style>
    <style:style style:name="Tabla2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C6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E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F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G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H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I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J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K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L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M6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2.A7" style:family="table-cell">
      <style:table-cell-properties style:vertical-align="middle" fo:padding="0.097cm" fo:border="none"/>
    </style:style>
    <style:style style:name="Tabla2.B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C7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E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F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G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H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I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J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K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L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M7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2.A8" style:family="table-cell">
      <style:table-cell-properties style:vertical-align="middle" fo:padding="0.097cm" fo:border-left="none" fo:border-right="none" fo:border-top="none" fo:border-bottom="0.5pt solid #000000"/>
    </style:style>
    <style:style style:name="Tabla2.B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C8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E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F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G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H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I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J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K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L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M8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2.B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C9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E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F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G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H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I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J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K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L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M9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2.A10" style:family="table-cell">
      <style:table-cell-properties style:vertical-align="middle" fo:padding="0.097cm" fo:border="none"/>
    </style:style>
    <style:style style:name="Tabla2.B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C10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10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E10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F10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G10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H10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I10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J10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K10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L10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M10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2.A11" style:family="table-cell">
      <style:table-cell-properties style:vertical-align="middle" fo:padding="0.097cm" fo:border="none"/>
    </style:style>
    <style:style style:name="Tabla2.B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C11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11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E11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F11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G11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H11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I11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J11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K11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L11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M11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2.A12" style:family="table-cell">
      <style:table-cell-properties style:vertical-align="middle" fo:padding="0.097cm" fo:border="none"/>
    </style:style>
    <style:style style:name="Tabla2.B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C12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12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E12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F12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G12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H12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I12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J12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K12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L12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M12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2.A13" style:family="table-cell">
      <style:table-cell-properties style:vertical-align="middle" fo:padding="0.097cm" fo:border="none"/>
    </style:style>
    <style:style style:name="Tabla2.B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C13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13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E13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F13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G13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H13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I13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J13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K13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L13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M13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2.A14" style:family="table-cell">
      <style:table-cell-properties style:vertical-align="middle" fo:padding="0.097cm" fo:border-left="none" fo:border-right="none" fo:border-top="none" fo:border-bottom="0.5pt solid #000000"/>
    </style:style>
    <style:style style:name="Tabla2.B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C14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2.D1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E1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F1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G1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H1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I1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J1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K1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L14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M14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2.15" style:family="table-row">
      <style:table-row-properties style:row-height="0.741cm" fo:keep-together="auto"/>
    </style:style>
    <style:style style:name="Tabla2.A15" style:family="table-cell">
      <style:table-cell-properties style:vertical-align="middle" fo:background-color="#dcdcdc" fo:padding="0.097cm" fo:border-left="none" fo:border-right="none" fo:border-top="0.5pt solid #000000" fo:border-bottom="0.5pt solid #000000">
        <style:background-image/>
      </style:table-cell-properties>
    </style:style>
    <style:style style:name="Tabla2.B15" style:family="table-cell">
      <style:table-cell-properties style:vertical-align="middle" fo:padding="0.097cm" fo:border="0.5pt solid #000000"/>
    </style:style>
    <style:style style:name="Tabla2.C15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2.D1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E1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F1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G1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H1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I1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J1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K1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L15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M15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2.A16" style:family="table-cell">
      <style:table-cell-properties style:vertical-align="middle" fo:padding="0.097cm" fo:border-left="none" fo:border-right="none" fo:border-top="0.5pt solid #000000" fo:border-bottom="none"/>
    </style:style>
    <style:style style:name="Tabla2.B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C16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1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E1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F1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G1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H1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I1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J1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K1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L16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M16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2.A17" style:family="table-cell">
      <style:table-cell-properties style:vertical-align="middle" fo:padding="0.097cm" fo:border-left="none" fo:border-right="none" fo:border-top="0.5pt solid #000000" fo:border-bottom="none"/>
    </style:style>
    <style:style style:name="Tabla2.B1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C17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1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E1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F1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G1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H1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I1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J1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K1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L17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M17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2.A18" style:family="table-cell">
      <style:table-cell-properties style:vertical-align="middle" fo:padding="0.097cm" fo:border-left="none" fo:border-right="none" fo:border-top="0.5pt solid #000000" fo:border-bottom="none"/>
    </style:style>
    <style:style style:name="Tabla2.B1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C18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1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E1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F1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G1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H1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I1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J1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K1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L18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M18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2.A19" style:family="table-cell">
      <style:table-cell-properties style:vertical-align="middle" fo:padding="0.097cm" fo:border-left="none" fo:border-right="none" fo:border-top="0.5pt solid #000000" fo:border-bottom="none"/>
    </style:style>
    <style:style style:name="Tabla2.B1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C19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2.D1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E1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F1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G1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H1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I1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J1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K1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L19" style:family="table-cell" style:data-style-name="N0">
      <style:table-cell-properties style:vertical-align="middle" fo:padding="0.097cm" fo:border-left="0.5pt solid #000000" fo:border-right="none" fo:border-top="none" fo:border-bottom="none"/>
    </style:style>
    <style:style style:name="Tabla2.M19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2.A20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2.B2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C20" style:family="table-cell" style:data-style-name="N0">
      <style:table-cell-properties style:vertical-align="middle" fo:padding="0.097cm" fo:border-left="none" fo:border-right="0.5pt solid #000000" fo:border-top="none" fo:border-bottom="0.5pt solid #000000"/>
    </style:style>
    <style:style style:name="Tabla2.D20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a2.E20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a2.F20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a2.G20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a2.H20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a2.I20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a2.J20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a2.K20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a2.L20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a2.M20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5.148cm" fo:margin-left="-0.053cm" fo:margin-top="0cm" fo:margin-bottom="0cm" table:align="left" style:writing-mode="page"/>
    </style:style>
    <style:style style:name="Tabla3.A" style:family="table-column">
      <style:table-column-properties style:column-width="7.849cm"/>
    </style:style>
    <style:style style:name="Tabla3.B" style:family="table-column">
      <style:table-column-properties style:column-width="3.992cm"/>
    </style:style>
    <style:style style:name="Tabla3.C" style:family="table-column">
      <style:table-column-properties style:column-width="3.307cm"/>
    </style:style>
    <style:style style:name="Tabla3.1" style:family="table-row">
      <style:table-row-properties style:min-row-height="0.452cm" fo:keep-together="auto"/>
    </style:style>
    <style:style style:name="Tabla3.A1" style:family="table-cell">
      <style:table-cell-properties style:vertical-align="bottom" fo:padding="0.097cm" fo:border-left="none" fo:border-right="0.5pt solid #000000" fo:border-top="none" fo:border-bottom="none"/>
    </style:style>
    <style:style style:name="Tabla3.B1" style:family="table-cell">
      <style:table-cell-properties style:vertical-align="bottom" fo:background-color="#dcdcdc" fo:padding-left="0.053cm" fo:padding-right="0.053cm" fo:padding-top="0cm" fo:padding-bottom="0cm" fo:border="none">
        <style:background-image/>
      </style:table-cell-properties>
    </style:style>
    <style:style style:name="Tabla3.A2" style:family="table-cell">
      <style:table-cell-properties style:vertical-align="bottom" fo:background-color="#dcdcdc" fo:padding="0.097cm" fo:border-left="none" fo:border-right="0.5pt solid #000000" fo:border-top="0.5pt solid #000000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#dcdc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C2" style:family="table-cell">
      <style:table-cell-properties style:vertical-align="bottom" fo:background-color="#dcdcdc" fo:padding="0.097cm" fo:border="0.5pt solid #000000">
        <style:background-image/>
      </style:table-cell-properties>
    </style:style>
    <style:style style:name="Tabla3.A3" style:family="table-cell">
      <style:table-cell-properties style:vertical-align="bottom" fo:padding="0.097cm" fo:border-left="none" fo:border-right="0.5pt solid #000000" fo:border-top="none" fo:border-bottom="0.5pt solid #000000"/>
    </style:style>
    <style:style style:name="Tabla3.B3" style:family="table-cell">
      <style:table-cell-properties style:vertical-align="bottom" fo:padding-left="0.053cm" fo:padding-right="0.053cm" fo:padding-top="0cm" fo:padding-bottom="0cm" fo:border="none"/>
    </style:style>
    <style:style style:name="Tabla3.C3" style:family="table-cell">
      <style:table-cell-properties style:vertical-align="bottom" fo:padding-left="0.053cm" fo:padding-right="0.053cm" fo:padding-top="0cm" fo:padding-bottom="0cm" fo:border="none"/>
    </style:style>
    <style:style style:name="Tabla3.A4" style:family="table-cell">
      <style:table-cell-properties style:vertical-align="bottom" fo:padding="0.097cm" fo:border-left="none" fo:border-right="0.5pt solid #000000" fo:border-top="none" fo:border-bottom="0.5pt solid #000000"/>
    </style:style>
    <style:style style:name="Tabla3.B4" style:family="table-cell">
      <style:table-cell-properties style:vertical-align="bottom" fo:padding-left="0.053cm" fo:padding-right="0.053cm" fo:padding-top="0cm" fo:padding-bottom="0cm" fo:border="none"/>
    </style:style>
    <style:style style:name="Tabla3.C4" style:family="table-cell" style:data-style-name="N81">
      <style:table-cell-properties style:vertical-align="bottom" fo:padding-left="0.053cm" fo:padding-right="0.053cm" fo:padding-top="0cm" fo:padding-bottom="0cm" fo:border="none"/>
    </style:style>
    <style:style style:name="Tabla3.A5" style:family="table-cell">
      <style:table-cell-properties style:vertical-align="bottom" fo:padding="0.097cm" fo:border-left="none" fo:border-right="0.5pt solid #000000" fo:border-top="none" fo:border-bottom="0.5pt solid #000000"/>
    </style:style>
    <style:style style:name="Tabla3.B5" style:family="table-cell">
      <style:table-cell-properties style:vertical-align="bottom" fo:padding-left="0.053cm" fo:padding-right="0.053cm" fo:padding-top="0cm" fo:padding-bottom="0cm" fo:border="none"/>
    </style:style>
    <style:style style:name="Tabla3.C5" style:family="table-cell">
      <style:table-cell-properties style:vertical-align="bottom" fo:padding-left="0.053cm" fo:padding-right="0.053cm" fo:padding-top="0cm" fo:padding-bottom="0cm" fo:border="none"/>
    </style:style>
    <style:style style:name="Tabla3.A6" style:family="table-cell">
      <style:table-cell-properties style:vertical-align="bottom" fo:padding="0.097cm" fo:border-left="none" fo:border-right="0.5pt solid #000000" fo:border-top="none" fo:border-bottom="0.5pt solid #000000"/>
    </style:style>
    <style:style style:name="Tabla3.B6" style:family="table-cell">
      <style:table-cell-properties style:vertical-align="bottom" fo:padding-left="0.053cm" fo:padding-right="0.053cm" fo:padding-top="0cm" fo:padding-bottom="0cm" fo:border="none"/>
    </style:style>
    <style:style style:name="Tabla3.C6" style:family="table-cell">
      <style:table-cell-properties style:vertical-align="bottom" fo:padding-left="0.053cm" fo:padding-right="0.053cm" fo:padding-top="0cm" fo:padding-bottom="0cm" fo:border="none"/>
    </style:style>
    <style:style style:name="Tabla3.A7" style:family="table-cell">
      <style:table-cell-properties style:vertical-align="bottom" fo:padding="0.097cm" fo:border-left="none" fo:border-right="0.5pt solid #000000" fo:border-top="none" fo:border-bottom="0.5pt solid #000000"/>
    </style:style>
    <style:style style:name="Tabla3.B7" style:family="table-cell">
      <style:table-cell-properties style:vertical-align="bottom" fo:padding-left="0.053cm" fo:padding-right="0.053cm" fo:padding-top="0cm" fo:padding-bottom="0cm" fo:border="none"/>
    </style:style>
    <style:style style:name="Tabla3.C7" style:family="table-cell">
      <style:table-cell-properties style:vertical-align="bottom" fo:padding-left="0.053cm" fo:padding-right="0.053cm" fo:padding-top="0cm" fo:padding-bottom="0cm" fo:border="none"/>
    </style:style>
    <style:style style:name="Tabla3.A8" style:family="table-cell">
      <style:table-cell-properties style:vertical-align="bottom" fo:padding="0.097cm" fo:border-left="none" fo:border-right="0.5pt solid #000000" fo:border-top="none" fo:border-bottom="0.5pt solid #000000"/>
    </style:style>
    <style:style style:name="Tabla3.B8" style:family="table-cell">
      <style:table-cell-properties style:vertical-align="bottom" fo:padding-left="0.053cm" fo:padding-right="0.053cm" fo:padding-top="0cm" fo:padding-bottom="0cm" fo:border="none"/>
    </style:style>
    <style:style style:name="Tabla3.C8" style:family="table-cell">
      <style:table-cell-properties style:vertical-align="bottom" fo:padding-left="0.053cm" fo:padding-right="0.053cm" fo:padding-top="0cm" fo:padding-bottom="0cm" fo:border="none"/>
    </style:style>
    <style:style style:name="Tabla3.A9" style:family="table-cell">
      <style:table-cell-properties style:vertical-align="bottom" fo:padding="0.097cm" fo:border-left="none" fo:border-right="0.5pt solid #000000" fo:border-top="none" fo:border-bottom="0.5pt solid #000000"/>
    </style:style>
    <style:style style:name="Tabla3.B9" style:family="table-cell">
      <style:table-cell-properties style:vertical-align="bottom" fo:padding-left="0.053cm" fo:padding-right="0.053cm" fo:padding-top="0cm" fo:padding-bottom="0cm" fo:border="none"/>
    </style:style>
    <style:style style:name="Tabla3.C9" style:family="table-cell">
      <style:table-cell-properties style:vertical-align="bottom" fo:padding-left="0.053cm" fo:padding-right="0.053cm" fo:padding-top="0cm" fo:padding-bottom="0cm" fo:border="none"/>
    </style:style>
    <style:style style:name="Tabla3.A10" style:family="table-cell">
      <style:table-cell-properties style:vertical-align="bottom" fo:padding="0.097cm" fo:border-left="none" fo:border-right="0.5pt solid #000000" fo:border-top="none" fo:border-bottom="0.5pt solid #000000"/>
    </style:style>
    <style:style style:name="Tabla3.B10" style:family="table-cell">
      <style:table-cell-properties style:vertical-align="bottom" fo:padding-left="0.053cm" fo:padding-right="0.053cm" fo:padding-top="0cm" fo:padding-bottom="0cm" fo:border="none"/>
    </style:style>
    <style:style style:name="Tabla3.C10" style:family="table-cell">
      <style:table-cell-properties style:vertical-align="bottom" fo:padding-left="0.053cm" fo:padding-right="0.053cm" fo:padding-top="0cm" fo:padding-bottom="0cm" fo:border="none"/>
    </style:style>
    <style:style style:name="Tabla3.A11" style:family="table-cell">
      <style:table-cell-properties style:vertical-align="bottom" fo:padding="0.097cm" fo:border-left="none" fo:border-right="0.5pt solid #000000" fo:border-top="none" fo:border-bottom="0.5pt solid #000000"/>
    </style:style>
    <style:style style:name="Tabla3.B11" style:family="table-cell">
      <style:table-cell-properties style:vertical-align="bottom" fo:padding-left="0.053cm" fo:padding-right="0.053cm" fo:padding-top="0cm" fo:padding-bottom="0cm" fo:border="none"/>
    </style:style>
    <style:style style:name="Tabla3.C11" style:family="table-cell">
      <style:table-cell-properties style:vertical-align="bottom" fo:padding-left="0.053cm" fo:padding-right="0.053cm" fo:padding-top="0cm" fo:padding-bottom="0cm" fo:border="none"/>
    </style:style>
    <style:style style:name="Tabla3.A12" style:family="table-cell">
      <style:table-cell-properties style:vertical-align="bottom" fo:padding="0.097cm" fo:border-left="none" fo:border-right="0.5pt solid #000000" fo:border-top="none" fo:border-bottom="0.5pt solid #000000"/>
    </style:style>
    <style:style style:name="Tabla3.B12" style:family="table-cell">
      <style:table-cell-properties style:vertical-align="bottom" fo:padding-left="0.053cm" fo:padding-right="0.053cm" fo:padding-top="0cm" fo:padding-bottom="0cm" fo:border="none"/>
    </style:style>
    <style:style style:name="Tabla3.C12" style:family="table-cell">
      <style:table-cell-properties style:vertical-align="bottom" fo:padding-left="0.053cm" fo:padding-right="0.053cm" fo:padding-top="0cm" fo:padding-bottom="0cm" fo:border="none"/>
    </style:style>
    <style:style style:name="Tabla3.A13" style:family="table-cell">
      <style:table-cell-properties style:vertical-align="bottom" fo:padding="0.097cm" fo:border-left="none" fo:border-right="0.5pt solid #000000" fo:border-top="none" fo:border-bottom="0.5pt solid #000000"/>
    </style:style>
    <style:style style:name="Tabla3.B13" style:family="table-cell">
      <style:table-cell-properties style:vertical-align="bottom" fo:padding-left="0.053cm" fo:padding-right="0.053cm" fo:padding-top="0cm" fo:padding-bottom="0cm" fo:border="none"/>
    </style:style>
    <style:style style:name="Tabla3.C13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officeooo:rsid="00105227" officeooo:paragraph-rsid="00105227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officeooo:rsid="00105227" officeooo:paragraph-rsid="00147c84"/>
    </style:style>
    <style:style style:name="P3" style:family="paragraph" style:parent-style-name="Standard">
      <style:paragraph-properties fo:text-align="center" style:justify-single-word="false">
        <style:tab-stops/>
      </style:paragraph-properties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officeooo:paragraph-rsid="00147c84"/>
    </style:style>
    <style:style style:name="P5" style:family="paragraph" style:parent-style-name="Standard">
      <style:paragraph-properties fo:text-align="center" style:justify-single-word="false"/>
      <style:text-properties officeooo:paragraph-rsid="05d733c6"/>
    </style:style>
    <style:style style:name="P6" style:family="paragraph" style:parent-style-name="Standard">
      <style:paragraph-properties fo:text-align="center" style:justify-single-word="false"/>
      <style:text-properties officeooo:paragraph-rsid="00147c84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5d733c6" style:font-weight-asian="bold" style:font-weight-complex="bold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0147c84" style:font-weight-asian="bold" style:font-weight-complex="bold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officeooo:rsid="000bc30a" officeooo:paragraph-rsid="05d733c6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officeooo:rsid="000bc30a" officeooo:paragraph-rsid="00147c84"/>
    </style:style>
    <style:style style:name="P12" style:family="paragraph" style:parent-style-name="Standard">
      <style:text-properties officeooo:paragraph-rsid="0011f52a"/>
    </style:style>
    <style:style style:name="P13" style:family="paragraph" style:parent-style-name="Standard">
      <style:text-properties officeooo:paragraph-rsid="00147c84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officeooo:rsid="00147c84" officeooo:paragraph-rsid="00147c84"/>
    </style:style>
    <style:style style:name="P15" style:family="paragraph" style:parent-style-name="Table_20_Contents">
      <style:paragraph-properties fo:text-align="center" style:justify-single-word="false"/>
      <style:text-properties fo:font-weight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paragraph-rsid="00147c84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330e8" officeooo:paragraph-rsid="001330e8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330e8" officeooo:paragraph-rsid="00147c84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47c84" officeooo:paragraph-rsid="00147c84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paragraph-rsid="00147c84"/>
    </style:style>
    <style:style style:name="P23" style:family="paragraph" style:parent-style-name="Table_20_Contents">
      <style:paragraph-properties fo:text-align="center" style:justify-single-word="false"/>
      <style:text-properties officeooo:rsid="001330e8" officeooo:paragraph-rsid="001330e8"/>
    </style:style>
    <style:style style:name="P24" style:family="paragraph" style:parent-style-name="Table_20_Contents">
      <style:paragraph-properties fo:text-align="center" style:justify-single-word="false"/>
      <style:text-properties style:text-position="0% 100%" officeooo:rsid="001330e8" officeooo:paragraph-rsid="001330e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47c84" style:font-weight-asian="bold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47c84"/>
    </style:style>
    <style:style style:name="T5" style:family="text">
      <style:text-properties officeooo:rsid="0011f52a"/>
    </style:style>
    <style:style style:name="T6" style:family="text">
      <style:text-properties officeooo:rsid="00147c84"/>
    </style:style>
    <style:style style:name="T7" style:family="text">
      <style:text-properties fo:font-style="normal" fo:font-weight="bold" style:font-style-asian="normal" style:font-weight-asian="bold" style:font-style-complex="normal"/>
    </style:style>
    <style:style style:name="T8" style:family="text">
      <style:text-properties style:text-position="sub 58%"/>
    </style:style>
    <style:style style:name="T9" style:family="text">
      <style:text-properties style:text-position="0% 100%"/>
    </style:style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 table:number-columns-repeated="11"/>
        <table:table-row table:style-name="Tabla1.1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C1" table:number-columns-spanned="11" office:value-type="string">
            <text:p text:style-name="P17">% <text:span text:style-name="T6">of total carotenoid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3"><text:span text:style-name="T1">Time </text:span></text:p>
          </table:table-cell>
          <table:covered-table-cell/>
          <table:table-cell table:style-name="Tabla1.C2" office:value-type="string">
            <text:p text:style-name="P3"><text:span text:style-name="T1"><text:s/></text:span><text:span text:style-name="T2">AC</text:span></text:p>
          </table:table-cell>
          <table:table-cell table:style-name="Tabla1.D2" office:value-type="string">
            <text:p text:style-name="P15"><text:s/><text:span text:style-name="T6">L</text:span></text:p>
          </table:table-cell>
          <table:table-cell table:style-name="Tabla1.E2" office:value-type="string">
            <text:p text:style-name="P19">P</text:p>
          </table:table-cell>
          <table:table-cell table:style-name="Tabla1.F2" office:value-type="string">
            <text:p text:style-name="P19">D</text:p>
          </table:table-cell>
          <table:table-cell table:style-name="Tabla1.G2" office:value-type="string">
            <text:p text:style-name="P19">M</text:p>
          </table:table-cell>
          <table:table-cell table:style-name="Tabla1.H2" office:value-type="string">
            <text:p text:style-name="P19">U</text:p>
          </table:table-cell>
          <table:table-cell table:style-name="Tabla1.I2" office:value-type="string">
            <text:p text:style-name="P19">BC</text:p>
          </table:table-cell>
          <table:table-cell table:style-name="Tabla1.J2" office:value-type="string">
            <text:p text:style-name="P19">Z</text:p>
          </table:table-cell>
          <table:table-cell table:style-name="Tabla1.K2" office:value-type="string">
            <text:p text:style-name="P19">A</text:p>
          </table:table-cell>
          <table:table-cell table:style-name="Tabla1.L2" office:value-type="string">
            <text:p text:style-name="P19">V</text:p>
          </table:table-cell>
          <table:table-cell table:style-name="Tabla1.M2" office:value-type="string">
            <text:p text:style-name="P19">N</text:p>
          </table:table-cell>
        </table:table-row>
        <table:table-row table:style-name="Tabla1.1">
          <table:table-cell table:style-name="Tabla1.A2" table:number-rows-spanned="6" office:value-type="string">
            <text:p text:style-name="P1">1<text:span text:style-name="T3">st</text:span> day</text:p>
          </table:table-cell>
          <table:table-cell table:style-name="Tabla1.B3" office:value-type="string">
            <text:p text:style-name="P7">ZT00</text:p>
          </table:table-cell>
          <table:table-cell table:style-name="Tabla1.C3" office:value-type="float" office:value="0.88">
            <text:p text:style-name="P21">0,88</text:p>
          </table:table-cell>
          <table:table-cell table:style-name="Tabla1.D3" office:value-type="float" office:value="0">
            <text:p text:style-name="P21">0</text:p>
          </table:table-cell>
          <table:table-cell table:style-name="Tabla1.E3" office:value-type="float" office:value="29.08">
            <text:p text:style-name="P21">29,08</text:p>
          </table:table-cell>
          <table:table-cell table:style-name="Tabla1.F3" office:value-type="float" office:value="7.63">
            <text:p text:style-name="P21">7,63</text:p>
          </table:table-cell>
          <table:table-cell table:style-name="Tabla1.G3" office:value-type="float" office:value="5.67">
            <text:p text:style-name="P21">5,67</text:p>
          </table:table-cell>
          <table:table-cell table:style-name="Tabla1.H3" office:value-type="float" office:value="7.39">
            <text:p text:style-name="P21">7,39</text:p>
          </table:table-cell>
          <table:table-cell table:style-name="Tabla1.I3" office:value-type="float" office:value="4.76">
            <text:p text:style-name="P21">4,76</text:p>
          </table:table-cell>
          <table:table-cell table:style-name="Tabla1.J3" office:value-type="float" office:value="6.34">
            <text:p text:style-name="P21">6,34</text:p>
          </table:table-cell>
          <table:table-cell table:style-name="Tabla1.K3" office:value-type="float" office:value="6.3">
            <text:p text:style-name="P21">6,3</text:p>
          </table:table-cell>
          <table:table-cell table:style-name="Tabla1.L3" office:value-type="float" office:value="18.3">
            <text:p text:style-name="P21">18,3</text:p>
          </table:table-cell>
          <table:table-cell table:style-name="Tabla1.M3" office:value-type="float" office:value="13.63">
            <text:p text:style-name="P21">13,63</text:p>
          </table:table-cell>
        </table:table-row>
        <table:table-row table:style-name="Tabla1.1">
          <table:covered-table-cell table:style-name="Tabla1.A4"/>
          <table:table-cell table:style-name="Tabla1.B4" office:value-type="string">
            <text:p text:style-name="P7">ZT04</text:p>
          </table:table-cell>
          <table:table-cell table:style-name="Tabla1.C4" office:value-type="float" office:value="0.84">
            <text:p text:style-name="P21">0,84</text:p>
          </table:table-cell>
          <table:table-cell table:style-name="Tabla1.D4" office:value-type="float" office:value="0">
            <text:p text:style-name="P21">0</text:p>
          </table:table-cell>
          <table:table-cell table:style-name="Tabla1.E4" office:value-type="float" office:value="29.97">
            <text:p text:style-name="P21">29,97</text:p>
          </table:table-cell>
          <table:table-cell table:style-name="Tabla1.F4" office:value-type="float" office:value="8.1">
            <text:p text:style-name="P21">8,1</text:p>
          </table:table-cell>
          <table:table-cell table:style-name="Tabla1.G4" office:value-type="float" office:value="6">
            <text:p text:style-name="P21">6</text:p>
          </table:table-cell>
          <table:table-cell table:style-name="Tabla1.H4" office:value-type="float" office:value="7.86">
            <text:p text:style-name="P21">7,86</text:p>
          </table:table-cell>
          <table:table-cell table:style-name="Tabla1.I4" office:value-type="float" office:value="4.89">
            <text:p text:style-name="P21">4,89</text:p>
          </table:table-cell>
          <table:table-cell table:style-name="Tabla1.J4" office:value-type="float" office:value="4.96">
            <text:p text:style-name="P21">4,96</text:p>
          </table:table-cell>
          <table:table-cell table:style-name="Tabla1.K4" office:value-type="float" office:value="4.24">
            <text:p text:style-name="P21">4,24</text:p>
          </table:table-cell>
          <table:table-cell table:style-name="Tabla1.L4" office:value-type="float" office:value="18.09">
            <text:p text:style-name="P21">18,09</text:p>
          </table:table-cell>
          <table:table-cell table:style-name="Tabla1.M4" office:value-type="float" office:value="15.05">
            <text:p text:style-name="P21">15,05</text:p>
          </table:table-cell>
        </table:table-row>
        <table:table-row table:style-name="Tabla1.1">
          <table:covered-table-cell table:style-name="Tabla1.A4"/>
          <table:table-cell table:style-name="Tabla1.B5" office:value-type="string">
            <text:p text:style-name="P7">ZT08</text:p>
          </table:table-cell>
          <table:table-cell table:style-name="Tabla1.C5" office:value-type="float" office:value="0.51">
            <text:p text:style-name="P21">0,51</text:p>
          </table:table-cell>
          <table:table-cell table:style-name="Tabla1.D5" office:value-type="float" office:value="3.42">
            <text:p text:style-name="P21">3,42</text:p>
          </table:table-cell>
          <table:table-cell table:style-name="Tabla1.E5" office:value-type="float" office:value="25.31">
            <text:p text:style-name="P21">25,31</text:p>
          </table:table-cell>
          <table:table-cell table:style-name="Tabla1.F5" office:value-type="float" office:value="7.74">
            <text:p text:style-name="P21">7,74</text:p>
          </table:table-cell>
          <table:table-cell table:style-name="Tabla1.G5" office:value-type="float" office:value="5.97">
            <text:p text:style-name="P21">5,97</text:p>
          </table:table-cell>
          <table:table-cell table:style-name="Tabla1.H5" office:value-type="float" office:value="5.77">
            <text:p text:style-name="P21">5,77</text:p>
          </table:table-cell>
          <table:table-cell table:style-name="Tabla1.I5" office:value-type="float" office:value="5.53">
            <text:p text:style-name="P21">5,53</text:p>
          </table:table-cell>
          <table:table-cell table:style-name="Tabla1.J5" office:value-type="float" office:value="9.39">
            <text:p text:style-name="P21">9,39</text:p>
          </table:table-cell>
          <table:table-cell table:style-name="Tabla1.K5" office:value-type="float" office:value="19.94">
            <text:p text:style-name="P21">19,94</text:p>
          </table:table-cell>
          <table:table-cell table:style-name="Tabla1.L5" office:value-type="float" office:value="3.55">
            <text:p text:style-name="P21">3,55</text:p>
          </table:table-cell>
          <table:table-cell table:style-name="Tabla1.M5" office:value-type="float" office:value="12.87">
            <text:p text:style-name="P21">12,87</text:p>
          </table:table-cell>
        </table:table-row>
        <table:table-row table:style-name="Tabla1.1">
          <table:covered-table-cell table:style-name="Tabla1.A4"/>
          <table:table-cell table:style-name="Tabla1.B6" office:value-type="string">
            <text:p text:style-name="P7">ZT12</text:p>
          </table:table-cell>
          <table:table-cell table:style-name="Tabla1.C6" office:value-type="float" office:value="0.79">
            <text:p text:style-name="P21">0,79</text:p>
          </table:table-cell>
          <table:table-cell table:style-name="Tabla1.D6" office:value-type="float" office:value="3.15">
            <text:p text:style-name="P21">3,15</text:p>
          </table:table-cell>
          <table:table-cell table:style-name="Tabla1.E6" office:value-type="float" office:value="26.23">
            <text:p text:style-name="P21">26,23</text:p>
          </table:table-cell>
          <table:table-cell table:style-name="Tabla1.F6" office:value-type="float" office:value="7.31">
            <text:p text:style-name="P21">7,31</text:p>
          </table:table-cell>
          <table:table-cell table:style-name="Tabla1.G6" office:value-type="float" office:value="5.48">
            <text:p text:style-name="P21">5,48</text:p>
          </table:table-cell>
          <table:table-cell table:style-name="Tabla1.H6" office:value-type="float" office:value="5.81">
            <text:p text:style-name="P21">5,81</text:p>
          </table:table-cell>
          <table:table-cell table:style-name="Tabla1.I6" office:value-type="float" office:value="6.32">
            <text:p text:style-name="P21">6,32</text:p>
          </table:table-cell>
          <table:table-cell table:style-name="Tabla1.J6" office:value-type="float" office:value="10.09">
            <text:p text:style-name="P21">10,09</text:p>
          </table:table-cell>
          <table:table-cell table:style-name="Tabla1.K6" office:value-type="float" office:value="17.2">
            <text:p text:style-name="P21">17,2</text:p>
          </table:table-cell>
          <table:table-cell table:style-name="Tabla1.L6" office:value-type="float" office:value="4.93">
            <text:p text:style-name="P21">4,93</text:p>
          </table:table-cell>
          <table:table-cell table:style-name="Tabla1.M6" office:value-type="float" office:value="12.68">
            <text:p text:style-name="P21">12,68</text:p>
          </table:table-cell>
        </table:table-row>
        <table:table-row table:style-name="Tabla1.1">
          <table:covered-table-cell table:style-name="Tabla1.A4"/>
          <table:table-cell table:style-name="Tabla1.B7" office:value-type="string">
            <text:p text:style-name="P7">ZT16</text:p>
          </table:table-cell>
          <table:table-cell table:style-name="Tabla1.C7" office:value-type="float" office:value="0.86">
            <text:p text:style-name="P21">0,86</text:p>
          </table:table-cell>
          <table:table-cell table:style-name="Tabla1.D7" office:value-type="float" office:value="0">
            <text:p text:style-name="P21">0</text:p>
          </table:table-cell>
          <table:table-cell table:style-name="Tabla1.E7" office:value-type="float" office:value="27.88">
            <text:p text:style-name="P21">27,88</text:p>
          </table:table-cell>
          <table:table-cell table:style-name="Tabla1.F7" office:value-type="float" office:value="7.74">
            <text:p text:style-name="P21">7,74</text:p>
          </table:table-cell>
          <table:table-cell table:style-name="Tabla1.G7" office:value-type="float" office:value="5.31">
            <text:p text:style-name="P21">5,31</text:p>
          </table:table-cell>
          <table:table-cell table:style-name="Tabla1.H7" office:value-type="float" office:value="7.54">
            <text:p text:style-name="P21">7,54</text:p>
          </table:table-cell>
          <table:table-cell table:style-name="Tabla1.I7" office:value-type="float" office:value="5.67">
            <text:p text:style-name="P21">5,67</text:p>
          </table:table-cell>
          <table:table-cell table:style-name="Tabla1.J7" office:value-type="float" office:value="8.11">
            <text:p text:style-name="P21">8,11</text:p>
          </table:table-cell>
          <table:table-cell table:style-name="Tabla1.K7" office:value-type="float" office:value="12.59">
            <text:p text:style-name="P21">12,59</text:p>
          </table:table-cell>
          <table:table-cell table:style-name="Tabla1.L7" office:value-type="float" office:value="11.06">
            <text:p text:style-name="P21">11,06</text:p>
          </table:table-cell>
          <table:table-cell table:style-name="Tabla1.M7" office:value-type="float" office:value="13.24">
            <text:p text:style-name="P21">13,24</text:p>
          </table:table-cell>
        </table:table-row>
        <table:table-row table:style-name="Tabla1.1">
          <table:covered-table-cell table:style-name="Tabla1.A8"/>
          <table:table-cell table:style-name="Tabla1.B8" office:value-type="string">
            <text:p text:style-name="P7">ZT20</text:p>
          </table:table-cell>
          <table:table-cell table:style-name="Tabla1.C8" office:value-type="float" office:value="0.85">
            <text:p text:style-name="P21">0,85</text:p>
          </table:table-cell>
          <table:table-cell table:style-name="Tabla1.D8" office:value-type="float" office:value="0">
            <text:p text:style-name="P21">0</text:p>
          </table:table-cell>
          <table:table-cell table:style-name="Tabla1.E8" office:value-type="float" office:value="29.26">
            <text:p text:style-name="P21">29,26</text:p>
          </table:table-cell>
          <table:table-cell table:style-name="Tabla1.F8" office:value-type="float" office:value="7.5">
            <text:p text:style-name="P21">7,5</text:p>
          </table:table-cell>
          <table:table-cell table:style-name="Tabla1.G8" office:value-type="float" office:value="5.65">
            <text:p text:style-name="P21">5,65</text:p>
          </table:table-cell>
          <table:table-cell table:style-name="Tabla1.H8" office:value-type="float" office:value="7.87">
            <text:p text:style-name="P21">7,87</text:p>
          </table:table-cell>
          <table:table-cell table:style-name="Tabla1.I8" office:value-type="float" office:value="5.59">
            <text:p text:style-name="P21">5,59</text:p>
          </table:table-cell>
          <table:table-cell table:style-name="Tabla1.J8" office:value-type="float" office:value="6.69">
            <text:p text:style-name="P21">6,69</text:p>
          </table:table-cell>
          <table:table-cell table:style-name="Tabla1.K8" office:value-type="float" office:value="7.74">
            <text:p text:style-name="P21">7,74</text:p>
          </table:table-cell>
          <table:table-cell table:style-name="Tabla1.L8" office:value-type="float" office:value="14.69">
            <text:p text:style-name="P21">14,69</text:p>
          </table:table-cell>
          <table:table-cell table:style-name="Tabla1.M8" office:value-type="float" office:value="14.18">
            <text:p text:style-name="P21">14,18</text:p>
          </table:table-cell>
        </table:table-row>
        <table:table-row table:style-name="Tabla1.1">
          <table:table-cell table:style-name="Tabla1.A2" table:number-rows-spanned="6" office:value-type="string">
            <text:p text:style-name="P1">2<text:span text:style-name="T3">nd</text:span> day</text:p>
          </table:table-cell>
          <table:table-cell table:style-name="Tabla1.B9" office:value-type="string">
            <text:p text:style-name="P7">ZT00</text:p>
          </table:table-cell>
          <table:table-cell table:style-name="Tabla1.C9" office:value-type="float" office:value="0.74">
            <text:p text:style-name="P21">0,74</text:p>
          </table:table-cell>
          <table:table-cell table:style-name="Tabla1.D9" office:value-type="float" office:value="0">
            <text:p text:style-name="P21">0</text:p>
          </table:table-cell>
          <table:table-cell table:style-name="Tabla1.E9" office:value-type="float" office:value="29.29">
            <text:p text:style-name="P21">29,29</text:p>
          </table:table-cell>
          <table:table-cell table:style-name="Tabla1.F9" office:value-type="float" office:value="7.33">
            <text:p text:style-name="P21">7,33</text:p>
          </table:table-cell>
          <table:table-cell table:style-name="Tabla1.G9" office:value-type="float" office:value="5.71">
            <text:p text:style-name="P21">5,71</text:p>
          </table:table-cell>
          <table:table-cell table:style-name="Tabla1.H9" office:value-type="float" office:value="7.92">
            <text:p text:style-name="P21">7,92</text:p>
          </table:table-cell>
          <table:table-cell table:style-name="Tabla1.I9" office:value-type="float" office:value="4.71">
            <text:p text:style-name="P21">4,71</text:p>
          </table:table-cell>
          <table:table-cell table:style-name="Tabla1.J9" office:value-type="float" office:value="5.99">
            <text:p text:style-name="P21">5,99</text:p>
          </table:table-cell>
          <table:table-cell table:style-name="Tabla1.K9" office:value-type="float" office:value="4.91">
            <text:p text:style-name="P21">4,91</text:p>
          </table:table-cell>
          <table:table-cell table:style-name="Tabla1.L9" office:value-type="float" office:value="18.02">
            <text:p text:style-name="P21">18,02</text:p>
          </table:table-cell>
          <table:table-cell table:style-name="Tabla1.M9" office:value-type="float" office:value="15.38">
            <text:p text:style-name="P21">15,38</text:p>
          </table:table-cell>
        </table:table-row>
        <table:table-row table:style-name="Tabla1.1">
          <table:covered-table-cell table:style-name="Tabla1.A10"/>
          <table:table-cell table:style-name="Tabla1.B10" office:value-type="string">
            <text:p text:style-name="P7">ZT04</text:p>
          </table:table-cell>
          <table:table-cell table:style-name="Tabla1.C10" office:value-type="float" office:value="0.78">
            <text:p text:style-name="P21">0,78</text:p>
          </table:table-cell>
          <table:table-cell table:style-name="Tabla1.D10" office:value-type="float" office:value="2.07">
            <text:p text:style-name="P21">2,07</text:p>
          </table:table-cell>
          <table:table-cell table:style-name="Tabla1.E10" office:value-type="float" office:value="26.41">
            <text:p text:style-name="P21">26,41</text:p>
          </table:table-cell>
          <table:table-cell table:style-name="Tabla1.F10" office:value-type="float" office:value="8.42">
            <text:p text:style-name="P21">8,42</text:p>
          </table:table-cell>
          <table:table-cell table:style-name="Tabla1.G10" office:value-type="float" office:value="5.28">
            <text:p text:style-name="P21">5,28</text:p>
          </table:table-cell>
          <table:table-cell table:style-name="Tabla1.H10" office:value-type="float" office:value="7.22">
            <text:p text:style-name="P21">7,22</text:p>
          </table:table-cell>
          <table:table-cell table:style-name="Tabla1.I10" office:value-type="float" office:value="5.4">
            <text:p text:style-name="P21">5,4</text:p>
          </table:table-cell>
          <table:table-cell table:style-name="Tabla1.J10" office:value-type="float" office:value="6.7">
            <text:p text:style-name="P21">6,7</text:p>
          </table:table-cell>
          <table:table-cell table:style-name="Tabla1.K10" office:value-type="float" office:value="18.17">
            <text:p text:style-name="P21">18,17</text:p>
          </table:table-cell>
          <table:table-cell table:style-name="Tabla1.L10" office:value-type="float" office:value="6.1">
            <text:p text:style-name="P21">6,1</text:p>
          </table:table-cell>
          <table:table-cell table:style-name="Tabla1.M10" office:value-type="float" office:value="13.45">
            <text:p text:style-name="P21">13,45</text:p>
          </table:table-cell>
        </table:table-row>
        <table:table-row table:style-name="Tabla1.1">
          <table:covered-table-cell table:style-name="Tabla1.A10"/>
          <table:table-cell table:style-name="Tabla1.B11" office:value-type="string">
            <text:p text:style-name="P7">ZT08</text:p>
          </table:table-cell>
          <table:table-cell table:style-name="Tabla1.C11" office:value-type="float" office:value="0.84">
            <text:p text:style-name="P21">0,84</text:p>
          </table:table-cell>
          <table:table-cell table:style-name="Tabla1.D11" office:value-type="float" office:value="3.1">
            <text:p text:style-name="P21">3,1</text:p>
          </table:table-cell>
          <table:table-cell table:style-name="Tabla1.E11" office:value-type="float" office:value="25.95">
            <text:p text:style-name="P21">25,95</text:p>
          </table:table-cell>
          <table:table-cell table:style-name="Tabla1.F11" office:value-type="float" office:value="7.06">
            <text:p text:style-name="P21">7,06</text:p>
          </table:table-cell>
          <table:table-cell table:style-name="Tabla1.G11" office:value-type="float" office:value="5.18">
            <text:p text:style-name="P21">5,18</text:p>
          </table:table-cell>
          <table:table-cell table:style-name="Tabla1.H11" office:value-type="float" office:value="6.63">
            <text:p text:style-name="P21">6,63</text:p>
          </table:table-cell>
          <table:table-cell table:style-name="Tabla1.I11" office:value-type="float" office:value="5.38">
            <text:p text:style-name="P21">5,38</text:p>
          </table:table-cell>
          <table:table-cell table:style-name="Tabla1.J11" office:value-type="float" office:value="10.47">
            <text:p text:style-name="P21">10,47</text:p>
          </table:table-cell>
          <table:table-cell table:style-name="Tabla1.K11" office:value-type="float" office:value="20.18">
            <text:p text:style-name="P21">20,18</text:p>
          </table:table-cell>
          <table:table-cell table:style-name="Tabla1.L11" office:value-type="float" office:value="3.23">
            <text:p text:style-name="P21">3,23</text:p>
          </table:table-cell>
          <table:table-cell table:style-name="Tabla1.M11" office:value-type="float" office:value="11.98">
            <text:p text:style-name="P21">11,98</text:p>
          </table:table-cell>
        </table:table-row>
        <table:table-row table:style-name="Tabla1.1">
          <table:covered-table-cell table:style-name="Tabla1.A10"/>
          <table:table-cell table:style-name="Tabla1.B12" office:value-type="string">
            <text:p text:style-name="P7">ZT12</text:p>
          </table:table-cell>
          <table:table-cell table:style-name="Tabla1.C12" office:value-type="float" office:value="0.69">
            <text:p text:style-name="P21">0,69</text:p>
          </table:table-cell>
          <table:table-cell table:style-name="Tabla1.D12" office:value-type="float" office:value="2.66">
            <text:p text:style-name="P21">2,66</text:p>
          </table:table-cell>
          <table:table-cell table:style-name="Tabla1.E12" office:value-type="float" office:value="27.34">
            <text:p text:style-name="P21">27,34</text:p>
          </table:table-cell>
          <table:table-cell table:style-name="Tabla1.F12" office:value-type="float" office:value="6.13">
            <text:p text:style-name="P21">6,13</text:p>
          </table:table-cell>
          <table:table-cell table:style-name="Tabla1.G12" office:value-type="float" office:value="4.82">
            <text:p text:style-name="P21">4,82</text:p>
          </table:table-cell>
          <table:table-cell table:style-name="Tabla1.H12" office:value-type="float" office:value="7.5">
            <text:p text:style-name="P21">7,5</text:p>
          </table:table-cell>
          <table:table-cell table:style-name="Tabla1.I12" office:value-type="float" office:value="5.64">
            <text:p text:style-name="P21">5,64</text:p>
          </table:table-cell>
          <table:table-cell table:style-name="Tabla1.J12" office:value-type="float" office:value="11.44">
            <text:p text:style-name="P21">11,44</text:p>
          </table:table-cell>
          <table:table-cell table:style-name="Tabla1.K12" office:value-type="float" office:value="17.45">
            <text:p text:style-name="P21">17,45</text:p>
          </table:table-cell>
          <table:table-cell table:style-name="Tabla1.L12" office:value-type="float" office:value="4.72">
            <text:p text:style-name="P21">4,72</text:p>
          </table:table-cell>
          <table:table-cell table:style-name="Tabla1.M12" office:value-type="float" office:value="11.6">
            <text:p text:style-name="P21">11,6</text:p>
          </table:table-cell>
        </table:table-row>
        <table:table-row table:style-name="Tabla1.1">
          <table:covered-table-cell table:style-name="Tabla1.A10"/>
          <table:table-cell table:style-name="Tabla1.B13" office:value-type="string">
            <text:p text:style-name="P7">ZT16</text:p>
          </table:table-cell>
          <table:table-cell table:style-name="Tabla1.C13" office:value-type="float" office:value="0.82">
            <text:p text:style-name="P21">0,82</text:p>
          </table:table-cell>
          <table:table-cell table:style-name="Tabla1.D13" office:value-type="float" office:value="0">
            <text:p text:style-name="P21">0</text:p>
          </table:table-cell>
          <table:table-cell table:style-name="Tabla1.E13" office:value-type="float" office:value="29.18">
            <text:p text:style-name="P21">29,18</text:p>
          </table:table-cell>
          <table:table-cell table:style-name="Tabla1.F13" office:value-type="float" office:value="7.19">
            <text:p text:style-name="P21">7,19</text:p>
          </table:table-cell>
          <table:table-cell table:style-name="Tabla1.G13" office:value-type="float" office:value="5.14">
            <text:p text:style-name="P21">5,14</text:p>
          </table:table-cell>
          <table:table-cell table:style-name="Tabla1.H13" office:value-type="float" office:value="7.5">
            <text:p text:style-name="P21">7,5</text:p>
          </table:table-cell>
          <table:table-cell table:style-name="Tabla1.I13" office:value-type="float" office:value="5.34">
            <text:p text:style-name="P21">5,34</text:p>
          </table:table-cell>
          <table:table-cell table:style-name="Tabla1.J13" office:value-type="float" office:value="8.42">
            <text:p text:style-name="P21">8,42</text:p>
          </table:table-cell>
          <table:table-cell table:style-name="Tabla1.K13" office:value-type="float" office:value="11.11">
            <text:p text:style-name="P21">11,11</text:p>
          </table:table-cell>
          <table:table-cell table:style-name="Tabla1.L13" office:value-type="float" office:value="12.41">
            <text:p text:style-name="P21">12,41</text:p>
          </table:table-cell>
          <table:table-cell table:style-name="Tabla1.M13" office:value-type="float" office:value="12.87">
            <text:p text:style-name="P21">12,87</text:p>
          </table:table-cell>
        </table:table-row>
        <table:table-row table:style-name="Tabla1.1">
          <table:covered-table-cell table:style-name="Tabla1.A14"/>
          <table:table-cell table:style-name="Tabla1.B14" office:value-type="string">
            <text:p text:style-name="P7">ZT20</text:p>
          </table:table-cell>
          <table:table-cell table:style-name="Tabla1.C14" office:value-type="float" office:value="1.22">
            <text:p text:style-name="P21">1,22</text:p>
          </table:table-cell>
          <table:table-cell table:style-name="Tabla1.D14" office:value-type="float" office:value="0">
            <text:p text:style-name="P21">0</text:p>
          </table:table-cell>
          <table:table-cell table:style-name="Tabla1.E14" office:value-type="float" office:value="30.69">
            <text:p text:style-name="P21">30,69</text:p>
          </table:table-cell>
          <table:table-cell table:style-name="Tabla1.F14" office:value-type="float" office:value="7.39">
            <text:p text:style-name="P21">7,39</text:p>
          </table:table-cell>
          <table:table-cell table:style-name="Tabla1.G14" office:value-type="float" office:value="5.58">
            <text:p text:style-name="P21">5,58</text:p>
          </table:table-cell>
          <table:table-cell table:style-name="Tabla1.H14" office:value-type="float" office:value="7.59">
            <text:p text:style-name="P21">7,59</text:p>
          </table:table-cell>
          <table:table-cell table:style-name="Tabla1.I14" office:value-type="float" office:value="5.7">
            <text:p text:style-name="P21">5,7</text:p>
          </table:table-cell>
          <table:table-cell table:style-name="Tabla1.J14" office:value-type="float" office:value="7.39">
            <text:p text:style-name="P21">7,39</text:p>
          </table:table-cell>
          <table:table-cell table:style-name="Tabla1.K14" office:value-type="float" office:value="6.77">
            <text:p text:style-name="P21">6,77</text:p>
          </table:table-cell>
          <table:table-cell table:style-name="Tabla1.L14" office:value-type="float" office:value="14.67">
            <text:p text:style-name="P21">14,67</text:p>
          </table:table-cell>
          <table:table-cell table:style-name="Tabla1.M14" office:value-type="float" office:value="12.99">
            <text:p text:style-name="P21">12,99</text:p>
          </table:table-cell>
        </table:table-row>
        <table:table-row table:style-name="Tabla1.15">
          <table:table-cell table:style-name="Tabla1.A15" table:number-rows-spanned="6" office:value-type="string">
            <text:p text:style-name="P10">3<text:span text:style-name="T3">rd</text:span> day</text:p>
          </table:table-cell>
          <table:table-cell table:style-name="Tabla1.B15" office:value-type="string">
            <text:p text:style-name="P8">ZT00</text:p>
          </table:table-cell>
          <table:table-cell table:style-name="Tabla1.C15" office:value-type="float" office:value="0.81">
            <text:p text:style-name="P21">0,81</text:p>
          </table:table-cell>
          <table:table-cell table:style-name="Tabla1.D15" office:value-type="float" office:value="0">
            <text:p text:style-name="P21">0</text:p>
          </table:table-cell>
          <table:table-cell table:style-name="Tabla1.E15" office:value-type="float" office:value="28.91">
            <text:p text:style-name="P21">28,91</text:p>
          </table:table-cell>
          <table:table-cell table:style-name="Tabla1.F15" office:value-type="float" office:value="6.84">
            <text:p text:style-name="P21">6,84</text:p>
          </table:table-cell>
          <table:table-cell table:style-name="Tabla1.G15" office:value-type="float" office:value="5.33">
            <text:p text:style-name="P21">5,33</text:p>
          </table:table-cell>
          <table:table-cell table:style-name="Tabla1.H15" office:value-type="float" office:value="7.03">
            <text:p text:style-name="P21">7,03</text:p>
          </table:table-cell>
          <table:table-cell table:style-name="Tabla1.I15" office:value-type="float" office:value="4.86">
            <text:p text:style-name="P21">4,86</text:p>
          </table:table-cell>
          <table:table-cell table:style-name="Tabla1.J15" office:value-type="float" office:value="6.23">
            <text:p text:style-name="P21">6,23</text:p>
          </table:table-cell>
          <table:table-cell table:style-name="Tabla1.K15" office:value-type="float" office:value="5.32">
            <text:p text:style-name="P21">5,32</text:p>
          </table:table-cell>
          <table:table-cell table:style-name="Tabla1.L15" office:value-type="float" office:value="20.44">
            <text:p text:style-name="P21">20,44</text:p>
          </table:table-cell>
          <table:table-cell table:style-name="Tabla1.M15" office:value-type="float" office:value="14.23">
            <text:p text:style-name="P21">14,23</text:p>
          </table:table-cell>
        </table:table-row>
        <table:table-row table:style-name="Tabla1.15">
          <table:covered-table-cell table:style-name="Tabla1.A16"/>
          <table:table-cell table:style-name="Tabla1.B16" office:value-type="string">
            <text:p text:style-name="P8">ZT04</text:p>
          </table:table-cell>
          <table:table-cell table:style-name="Tabla1.C16" office:value-type="float" office:value="0.86">
            <text:p text:style-name="P21">0,86</text:p>
          </table:table-cell>
          <table:table-cell table:style-name="Tabla1.D16" office:value-type="float" office:value="1.92">
            <text:p text:style-name="P21">1,92</text:p>
          </table:table-cell>
          <table:table-cell table:style-name="Tabla1.E16" office:value-type="float" office:value="26.51">
            <text:p text:style-name="P21">26,51</text:p>
          </table:table-cell>
          <table:table-cell table:style-name="Tabla1.F16" office:value-type="float" office:value="7.54">
            <text:p text:style-name="P21">7,54</text:p>
          </table:table-cell>
          <table:table-cell table:style-name="Tabla1.G16" office:value-type="float" office:value="5.16">
            <text:p text:style-name="P21">5,16</text:p>
          </table:table-cell>
          <table:table-cell table:style-name="Tabla1.H16" office:value-type="float" office:value="7.03">
            <text:p text:style-name="P21">7,03</text:p>
          </table:table-cell>
          <table:table-cell table:style-name="Tabla1.I16" office:value-type="float" office:value="5.45">
            <text:p text:style-name="P21">5,45</text:p>
          </table:table-cell>
          <table:table-cell table:style-name="Tabla1.J16" office:value-type="float" office:value="8.16">
            <text:p text:style-name="P21">8,16</text:p>
          </table:table-cell>
          <table:table-cell table:style-name="Tabla1.K16" office:value-type="float" office:value="19.44">
            <text:p text:style-name="P21">19,44</text:p>
          </table:table-cell>
          <table:table-cell table:style-name="Tabla1.L16" office:value-type="float" office:value="5.08">
            <text:p text:style-name="P21">5,08</text:p>
          </table:table-cell>
          <table:table-cell table:style-name="Tabla1.M16" office:value-type="float" office:value="12.86">
            <text:p text:style-name="P21">12,86</text:p>
          </table:table-cell>
        </table:table-row>
        <table:table-row table:style-name="Tabla1.15">
          <table:covered-table-cell table:style-name="Tabla1.A16"/>
          <table:table-cell table:style-name="Tabla1.B17" office:value-type="string">
            <text:p text:style-name="P8">ZT08</text:p>
          </table:table-cell>
          <table:table-cell table:style-name="Tabla1.C17" office:value-type="float" office:value="0.59">
            <text:p text:style-name="P21">0,59</text:p>
          </table:table-cell>
          <table:table-cell table:style-name="Tabla1.D17" office:value-type="float" office:value="3.18">
            <text:p text:style-name="P21">3,18</text:p>
          </table:table-cell>
          <table:table-cell table:style-name="Tabla1.E17" office:value-type="float" office:value="26.15">
            <text:p text:style-name="P21">26,15</text:p>
          </table:table-cell>
          <table:table-cell table:style-name="Tabla1.F17" office:value-type="float" office:value="6.27">
            <text:p text:style-name="P21">6,27</text:p>
          </table:table-cell>
          <table:table-cell table:style-name="Tabla1.G17" office:value-type="float" office:value="4.95">
            <text:p text:style-name="P21">4,95</text:p>
          </table:table-cell>
          <table:table-cell table:style-name="Tabla1.H17" office:value-type="float" office:value="6.63">
            <text:p text:style-name="P21">6,63</text:p>
          </table:table-cell>
          <table:table-cell table:style-name="Tabla1.I17" office:value-type="float" office:value="5.32">
            <text:p text:style-name="P21">5,32</text:p>
          </table:table-cell>
          <table:table-cell table:style-name="Tabla1.J17" office:value-type="float" office:value="11.91">
            <text:p text:style-name="P21">11,91</text:p>
          </table:table-cell>
          <table:table-cell table:style-name="Tabla1.K17" office:value-type="float" office:value="20.64">
            <text:p text:style-name="P21">20,64</text:p>
          </table:table-cell>
          <table:table-cell table:style-name="Tabla1.L17" office:value-type="float" office:value="2.45">
            <text:p text:style-name="P21">2,45</text:p>
          </table:table-cell>
          <table:table-cell table:style-name="Tabla1.M17" office:value-type="float" office:value="11.91">
            <text:p text:style-name="P21">11,91</text:p>
          </table:table-cell>
        </table:table-row>
        <table:table-row table:style-name="Tabla1.15">
          <table:covered-table-cell table:style-name="Tabla1.A16"/>
          <table:table-cell table:style-name="Tabla1.B18" office:value-type="string">
            <text:p text:style-name="P8">ZT12</text:p>
          </table:table-cell>
          <table:table-cell table:style-name="Tabla1.C18" office:value-type="float" office:value="0.57">
            <text:p text:style-name="P21">0,57</text:p>
          </table:table-cell>
          <table:table-cell table:style-name="Tabla1.D18" office:value-type="float" office:value="3.79">
            <text:p text:style-name="P21">3,79</text:p>
          </table:table-cell>
          <table:table-cell table:style-name="Tabla1.E18" office:value-type="float" office:value="27.5">
            <text:p text:style-name="P21">27,5</text:p>
          </table:table-cell>
          <table:table-cell table:style-name="Tabla1.F18" office:value-type="float" office:value="5.86">
            <text:p text:style-name="P21">5,86</text:p>
          </table:table-cell>
          <table:table-cell table:style-name="Tabla1.G18" office:value-type="float" office:value="4.16">
            <text:p text:style-name="P21">4,16</text:p>
          </table:table-cell>
          <table:table-cell table:style-name="Tabla1.H18" office:value-type="float" office:value="6.6">
            <text:p text:style-name="P21">6,6</text:p>
          </table:table-cell>
          <table:table-cell table:style-name="Tabla1.I18" office:value-type="float" office:value="5.69">
            <text:p text:style-name="P21">5,69</text:p>
          </table:table-cell>
          <table:table-cell table:style-name="Tabla1.J18" office:value-type="float" office:value="12.65">
            <text:p text:style-name="P21">12,65</text:p>
          </table:table-cell>
          <table:table-cell table:style-name="Tabla1.K18" office:value-type="float" office:value="16.24">
            <text:p text:style-name="P21">16,24</text:p>
          </table:table-cell>
          <table:table-cell table:style-name="Tabla1.L18" office:value-type="float" office:value="5.72">
            <text:p text:style-name="P21">5,72</text:p>
          </table:table-cell>
          <table:table-cell table:style-name="Tabla1.M18" office:value-type="float" office:value="11.23">
            <text:p text:style-name="P21">11,23</text:p>
          </table:table-cell>
        </table:table-row>
        <table:table-row table:style-name="Tabla1.15">
          <table:covered-table-cell table:style-name="Tabla1.A16"/>
          <table:table-cell table:style-name="Tabla1.B19" office:value-type="string">
            <text:p text:style-name="P8">ZT16</text:p>
          </table:table-cell>
          <table:table-cell table:style-name="Tabla1.C19" office:value-type="float" office:value="1.24">
            <text:p text:style-name="P21">1,24</text:p>
          </table:table-cell>
          <table:table-cell table:style-name="Tabla1.D19" office:value-type="float" office:value="0">
            <text:p text:style-name="P21">0</text:p>
          </table:table-cell>
          <table:table-cell table:style-name="Tabla1.E19" office:value-type="float" office:value="29.46">
            <text:p text:style-name="P21">29,46</text:p>
          </table:table-cell>
          <table:table-cell table:style-name="Tabla1.F19" office:value-type="float" office:value="6.04">
            <text:p text:style-name="P21">6,04</text:p>
          </table:table-cell>
          <table:table-cell table:style-name="Tabla1.G19" office:value-type="float" office:value="4.96">
            <text:p text:style-name="P21">4,96</text:p>
          </table:table-cell>
          <table:table-cell table:style-name="Tabla1.H19" office:value-type="float" office:value="6.67">
            <text:p text:style-name="P21">6,67</text:p>
          </table:table-cell>
          <table:table-cell table:style-name="Tabla1.I19" office:value-type="float" office:value="4.91">
            <text:p text:style-name="P21">4,91</text:p>
          </table:table-cell>
          <table:table-cell table:style-name="Tabla1.J19" office:value-type="float" office:value="9.91">
            <text:p text:style-name="P21">9,91</text:p>
          </table:table-cell>
          <table:table-cell table:style-name="Tabla1.K19" office:value-type="float" office:value="14.24">
            <text:p text:style-name="P21">14,24</text:p>
          </table:table-cell>
          <table:table-cell table:style-name="Tabla1.L19" office:value-type="float" office:value="10.13">
            <text:p text:style-name="P21">10,13</text:p>
          </table:table-cell>
          <table:table-cell table:style-name="Tabla1.M19" office:value-type="float" office:value="12.44">
            <text:p text:style-name="P21">12,44</text:p>
          </table:table-cell>
        </table:table-row>
        <table:table-row table:style-name="Tabla1.15">
          <table:covered-table-cell table:style-name="Tabla1.A20"/>
          <table:table-cell table:style-name="Tabla1.B20" office:value-type="string">
            <text:p text:style-name="P8">ZT20</text:p>
          </table:table-cell>
          <table:table-cell table:style-name="Tabla1.C20" office:value-type="float" office:value="1.02">
            <text:p text:style-name="P21">1,02</text:p>
          </table:table-cell>
          <table:table-cell table:style-name="Tabla1.D20" office:value-type="float" office:value="0">
            <text:p text:style-name="P21">0</text:p>
          </table:table-cell>
          <table:table-cell table:style-name="Tabla1.E20" office:value-type="float" office:value="32.72">
            <text:p text:style-name="P21">32,72</text:p>
          </table:table-cell>
          <table:table-cell table:style-name="Tabla1.F20" office:value-type="float" office:value="5.27">
            <text:p text:style-name="P21">5,27</text:p>
          </table:table-cell>
          <table:table-cell table:style-name="Tabla1.G20" office:value-type="float" office:value="5.69">
            <text:p text:style-name="P21">5,69</text:p>
          </table:table-cell>
          <table:table-cell table:style-name="Tabla1.H20" office:value-type="float" office:value="7.59">
            <text:p text:style-name="P21">7,59</text:p>
          </table:table-cell>
          <table:table-cell table:style-name="Tabla1.I20" office:value-type="float" office:value="3.43">
            <text:p text:style-name="P21">3,43</text:p>
          </table:table-cell>
          <table:table-cell table:style-name="Tabla1.J20" office:value-type="float" office:value="9.68">
            <text:p text:style-name="P21">9,68</text:p>
          </table:table-cell>
          <table:table-cell table:style-name="Tabla1.K20" office:value-type="float" office:value="11.27">
            <text:p text:style-name="P21">11,27</text:p>
          </table:table-cell>
          <table:table-cell table:style-name="Tabla1.L20" office:value-type="float" office:value="11.15">
            <text:p text:style-name="P21">11,15</text:p>
          </table:table-cell>
          <table:table-cell table:style-name="Tabla1.M20" office:value-type="float" office:value="12.19">
            <text:p text:style-name="P21">12,19</text:p>
          </table:table-cell>
        </table:table-row>
      </table:table>
      <text:p text:style-name="P12"/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soft-page-break/></text:p>
      <table:table table:name="Tabla2" table:style-name="Tabla2">
        <table:table-column table:style-name="Tabla2.A"/>
        <table:table-column table:style-name="Tabla2.B"/>
        <table:table-column table:style-name="Tabla2.C" table:number-columns-repeated="11"/>
        <table:table-row table:style-name="Tabla2.1"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  <table:table-cell table:style-name="Tabla2.C1" table:number-columns-spanned="11" office:value-type="string">
            <text:p text:style-name="P18">% <text:span text:style-name="T6">of total carotenoid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table:number-columns-spanned="2" office:value-type="string">
            <text:p text:style-name="P4"><text:span text:style-name="T1">Time </text:span></text:p>
          </table:table-cell>
          <table:covered-table-cell/>
          <table:table-cell table:style-name="Tabla2.C2" office:value-type="string">
            <text:p text:style-name="P4"><text:span text:style-name="T1"><text:s/></text:span><text:span text:style-name="T2">AC</text:span></text:p>
          </table:table-cell>
          <table:table-cell table:style-name="Tabla2.D2" office:value-type="string">
            <text:p text:style-name="P16"><text:s/><text:span text:style-name="T6">L</text:span></text:p>
          </table:table-cell>
          <table:table-cell table:style-name="Tabla2.E2" office:value-type="string">
            <text:p text:style-name="P19">P</text:p>
          </table:table-cell>
          <table:table-cell table:style-name="Tabla2.F2" office:value-type="string">
            <text:p text:style-name="P19">D</text:p>
          </table:table-cell>
          <table:table-cell table:style-name="Tabla2.G2" office:value-type="string">
            <text:p text:style-name="P19">M</text:p>
          </table:table-cell>
          <table:table-cell table:style-name="Tabla2.H2" office:value-type="string">
            <text:p text:style-name="P19">U</text:p>
          </table:table-cell>
          <table:table-cell table:style-name="Tabla2.I2" office:value-type="string">
            <text:p text:style-name="P19">BC</text:p>
          </table:table-cell>
          <table:table-cell table:style-name="Tabla2.J2" office:value-type="string">
            <text:p text:style-name="P19">Z</text:p>
          </table:table-cell>
          <table:table-cell table:style-name="Tabla2.K2" office:value-type="string">
            <text:p text:style-name="P19">A</text:p>
          </table:table-cell>
          <table:table-cell table:style-name="Tabla2.L2" office:value-type="string">
            <text:p text:style-name="P19">V</text:p>
          </table:table-cell>
          <table:table-cell table:style-name="Tabla2.M2" office:value-type="string">
            <text:p text:style-name="P19">N</text:p>
          </table:table-cell>
        </table:table-row>
        <table:table-row table:style-name="Tabla2.1">
          <table:table-cell table:style-name="Tabla2.A2" table:number-rows-spanned="6" office:value-type="string">
            <text:p text:style-name="P2">1<text:span text:style-name="T3">st</text:span> day</text:p>
          </table:table-cell>
          <table:table-cell table:style-name="Tabla2.B3" office:value-type="string">
            <text:p text:style-name="P9">ZT00</text:p>
          </table:table-cell>
          <table:table-cell table:style-name="Tabla2.C3" office:value-type="float" office:value="1.23">
            <text:p text:style-name="P21">1,23</text:p>
          </table:table-cell>
          <table:table-cell table:style-name="Tabla2.D3" office:value-type="float" office:value="0">
            <text:p text:style-name="P21">0</text:p>
          </table:table-cell>
          <table:table-cell table:style-name="Tabla2.E3" office:value-type="float" office:value="27.17">
            <text:p text:style-name="P21">27,17</text:p>
          </table:table-cell>
          <table:table-cell table:style-name="Tabla2.F3" office:value-type="float" office:value="10.33">
            <text:p text:style-name="P21">10,33</text:p>
          </table:table-cell>
          <table:table-cell table:style-name="Tabla2.G3" office:value-type="float" office:value="6.97">
            <text:p text:style-name="P21">6,97</text:p>
          </table:table-cell>
          <table:table-cell table:style-name="Tabla2.H3" office:value-type="float" office:value="9.64">
            <text:p text:style-name="P21">9,64</text:p>
          </table:table-cell>
          <table:table-cell table:style-name="Tabla2.I3" office:value-type="float" office:value="9.72">
            <text:p text:style-name="P21">9,72</text:p>
          </table:table-cell>
          <table:table-cell table:style-name="Tabla2.J3" office:value-type="float" office:value="3.62">
            <text:p text:style-name="P21">3,62</text:p>
          </table:table-cell>
          <table:table-cell table:style-name="Tabla2.K3" office:value-type="float" office:value="1.23">
            <text:p text:style-name="P21">1,23</text:p>
          </table:table-cell>
          <table:table-cell table:style-name="Tabla2.L3" office:value-type="float" office:value="14.8">
            <text:p text:style-name="P21">14,8</text:p>
          </table:table-cell>
          <table:table-cell table:style-name="Tabla2.M3" office:value-type="float" office:value="15.29">
            <text:p text:style-name="P20">15,29</text:p>
          </table:table-cell>
        </table:table-row>
        <table:table-row table:style-name="Tabla2.1">
          <table:covered-table-cell table:style-name="Tabla2.A4"/>
          <table:table-cell table:style-name="Tabla2.B4" office:value-type="string">
            <text:p text:style-name="P9">ZT04</text:p>
          </table:table-cell>
          <table:table-cell table:style-name="Tabla2.C4" office:value-type="float" office:value="1.34">
            <text:p text:style-name="P21">1,34</text:p>
          </table:table-cell>
          <table:table-cell table:style-name="Tabla2.D4" office:value-type="float" office:value="0">
            <text:p text:style-name="P21">0</text:p>
          </table:table-cell>
          <table:table-cell table:style-name="Tabla2.E4" office:value-type="float" office:value="25.2">
            <text:p text:style-name="P21">25,2</text:p>
          </table:table-cell>
          <table:table-cell table:style-name="Tabla2.F4" office:value-type="float" office:value="12.39">
            <text:p text:style-name="P21">12,39</text:p>
          </table:table-cell>
          <table:table-cell table:style-name="Tabla2.G4" office:value-type="float" office:value="6.22">
            <text:p text:style-name="P21">6,22</text:p>
          </table:table-cell>
          <table:table-cell table:style-name="Tabla2.H4" office:value-type="float" office:value="9.68">
            <text:p text:style-name="P21">9,68</text:p>
          </table:table-cell>
          <table:table-cell table:style-name="Tabla2.I4" office:value-type="float" office:value="9.71">
            <text:p text:style-name="P21">9,71</text:p>
          </table:table-cell>
          <table:table-cell table:style-name="Tabla2.J4" office:value-type="float" office:value="4.28">
            <text:p text:style-name="P21">4,28</text:p>
          </table:table-cell>
          <table:table-cell table:style-name="Tabla2.K4" office:value-type="float" office:value="2.68">
            <text:p text:style-name="P21">2,68</text:p>
          </table:table-cell>
          <table:table-cell table:style-name="Tabla2.L4" office:value-type="float" office:value="12.93">
            <text:p text:style-name="P21">12,93</text:p>
          </table:table-cell>
          <table:table-cell table:style-name="Tabla2.M4" office:value-type="float" office:value="15.56">
            <text:p text:style-name="P20">15,56</text:p>
          </table:table-cell>
        </table:table-row>
        <table:table-row table:style-name="Tabla2.1">
          <table:covered-table-cell table:style-name="Tabla2.A4"/>
          <table:table-cell table:style-name="Tabla2.B5" office:value-type="string">
            <text:p text:style-name="P9">ZT08</text:p>
          </table:table-cell>
          <table:table-cell table:style-name="Tabla2.C5" office:value-type="float" office:value="1.52">
            <text:p text:style-name="P21">1,52</text:p>
          </table:table-cell>
          <table:table-cell table:style-name="Tabla2.D5" office:value-type="float" office:value="0">
            <text:p text:style-name="P21">0</text:p>
          </table:table-cell>
          <table:table-cell table:style-name="Tabla2.E5" office:value-type="float" office:value="25.5">
            <text:p text:style-name="P21">25,5</text:p>
          </table:table-cell>
          <table:table-cell table:style-name="Tabla2.F5" office:value-type="float" office:value="11.62">
            <text:p text:style-name="P21">11,62</text:p>
          </table:table-cell>
          <table:table-cell table:style-name="Tabla2.G5" office:value-type="float" office:value="6.43">
            <text:p text:style-name="P21">6,43</text:p>
          </table:table-cell>
          <table:table-cell table:style-name="Tabla2.H5" office:value-type="float" office:value="9.73">
            <text:p text:style-name="P21">9,73</text:p>
          </table:table-cell>
          <table:table-cell table:style-name="Tabla2.I5" office:value-type="float" office:value="9.96">
            <text:p text:style-name="P21">9,96</text:p>
          </table:table-cell>
          <table:table-cell table:style-name="Tabla2.J5" office:value-type="float" office:value="4.01">
            <text:p text:style-name="P21">4,01</text:p>
          </table:table-cell>
          <table:table-cell table:style-name="Tabla2.K5" office:value-type="float" office:value="1.56">
            <text:p text:style-name="P21">1,56</text:p>
          </table:table-cell>
          <table:table-cell table:style-name="Tabla2.L5" office:value-type="float" office:value="13.99">
            <text:p text:style-name="P21">13,99</text:p>
          </table:table-cell>
          <table:table-cell table:style-name="Tabla2.M5" office:value-type="float" office:value="15.67">
            <text:p text:style-name="P20">15,67</text:p>
          </table:table-cell>
        </table:table-row>
        <table:table-row table:style-name="Tabla2.1">
          <table:covered-table-cell table:style-name="Tabla2.A4"/>
          <table:table-cell table:style-name="Tabla2.B6" office:value-type="string">
            <text:p text:style-name="P9">ZT12</text:p>
          </table:table-cell>
          <table:table-cell table:style-name="Tabla2.C6" office:value-type="float" office:value="1.23">
            <text:p text:style-name="P21">1,23</text:p>
          </table:table-cell>
          <table:table-cell table:style-name="Tabla2.D6" office:value-type="float" office:value="0">
            <text:p text:style-name="P21">0</text:p>
          </table:table-cell>
          <table:table-cell table:style-name="Tabla2.E6" office:value-type="float" office:value="26.43">
            <text:p text:style-name="P21">26,43</text:p>
          </table:table-cell>
          <table:table-cell table:style-name="Tabla2.F6" office:value-type="float" office:value="10.98">
            <text:p text:style-name="P21">10,98</text:p>
          </table:table-cell>
          <table:table-cell table:style-name="Tabla2.G6" office:value-type="float" office:value="6.72">
            <text:p text:style-name="P21">6,72</text:p>
          </table:table-cell>
          <table:table-cell table:style-name="Tabla2.H6" office:value-type="float" office:value="10.06">
            <text:p text:style-name="P21">10,06</text:p>
          </table:table-cell>
          <table:table-cell table:style-name="Tabla2.I6" office:value-type="float" office:value="8.86">
            <text:p text:style-name="P21">8,86</text:p>
          </table:table-cell>
          <table:table-cell table:style-name="Tabla2.J6" office:value-type="float" office:value="4.66">
            <text:p text:style-name="P21">4,66</text:p>
          </table:table-cell>
          <table:table-cell table:style-name="Tabla2.K6" office:value-type="float" office:value="1.57">
            <text:p text:style-name="P21">1,57</text:p>
          </table:table-cell>
          <table:table-cell table:style-name="Tabla2.L6" office:value-type="float" office:value="13.44">
            <text:p text:style-name="P21">13,44</text:p>
          </table:table-cell>
          <table:table-cell table:style-name="Tabla2.M6" office:value-type="float" office:value="16.06">
            <text:p text:style-name="P20">16,06</text:p>
          </table:table-cell>
        </table:table-row>
        <table:table-row table:style-name="Tabla2.1">
          <table:covered-table-cell table:style-name="Tabla2.A4"/>
          <table:table-cell table:style-name="Tabla2.B7" office:value-type="string">
            <text:p text:style-name="P9">ZT16</text:p>
          </table:table-cell>
          <table:table-cell table:style-name="Tabla2.C7" office:value-type="float" office:value="1.32">
            <text:p text:style-name="P21">1,32</text:p>
          </table:table-cell>
          <table:table-cell table:style-name="Tabla2.D7" office:value-type="float" office:value="0">
            <text:p text:style-name="P21">0</text:p>
          </table:table-cell>
          <table:table-cell table:style-name="Tabla2.E7" office:value-type="float" office:value="26.72">
            <text:p text:style-name="P21">26,72</text:p>
          </table:table-cell>
          <table:table-cell table:style-name="Tabla2.F7" office:value-type="float" office:value="10.62">
            <text:p text:style-name="P21">10,62</text:p>
          </table:table-cell>
          <table:table-cell table:style-name="Tabla2.G7" office:value-type="float" office:value="6.59">
            <text:p text:style-name="P21">6,59</text:p>
          </table:table-cell>
          <table:table-cell table:style-name="Tabla2.H7" office:value-type="float" office:value="10.36">
            <text:p text:style-name="P21">10,36</text:p>
          </table:table-cell>
          <table:table-cell table:style-name="Tabla2.I7" office:value-type="float" office:value="8.89">
            <text:p text:style-name="P21">8,89</text:p>
          </table:table-cell>
          <table:table-cell table:style-name="Tabla2.J7" office:value-type="float" office:value="5">
            <text:p text:style-name="P21">5</text:p>
          </table:table-cell>
          <table:table-cell table:style-name="Tabla2.K7" office:value-type="float" office:value="1.39">
            <text:p text:style-name="P21">1,39</text:p>
          </table:table-cell>
          <table:table-cell table:style-name="Tabla2.L7" office:value-type="float" office:value="13.03">
            <text:p text:style-name="P21">13,03</text:p>
          </table:table-cell>
          <table:table-cell table:style-name="Tabla2.M7" office:value-type="float" office:value="16.07">
            <text:p text:style-name="P20">16,07</text:p>
          </table:table-cell>
        </table:table-row>
        <table:table-row table:style-name="Tabla2.1">
          <table:covered-table-cell table:style-name="Tabla2.A8"/>
          <table:table-cell table:style-name="Tabla2.B8" office:value-type="string">
            <text:p text:style-name="P9">ZT20</text:p>
          </table:table-cell>
          <table:table-cell table:style-name="Tabla2.C8" office:value-type="float" office:value="1.17">
            <text:p text:style-name="P21">1,17</text:p>
          </table:table-cell>
          <table:table-cell table:style-name="Tabla2.D8" office:value-type="float" office:value="0">
            <text:p text:style-name="P21">0</text:p>
          </table:table-cell>
          <table:table-cell table:style-name="Tabla2.E8" office:value-type="float" office:value="27.09">
            <text:p text:style-name="P21">27,09</text:p>
          </table:table-cell>
          <table:table-cell table:style-name="Tabla2.F8" office:value-type="float" office:value="10.58">
            <text:p text:style-name="P21">10,58</text:p>
          </table:table-cell>
          <table:table-cell table:style-name="Tabla2.G8" office:value-type="float" office:value="6.76">
            <text:p text:style-name="P21">6,76</text:p>
          </table:table-cell>
          <table:table-cell table:style-name="Tabla2.H8" office:value-type="float" office:value="10.45">
            <text:p text:style-name="P21">10,45</text:p>
          </table:table-cell>
          <table:table-cell table:style-name="Tabla2.I8" office:value-type="float" office:value="8.7">
            <text:p text:style-name="P21">8,7</text:p>
          </table:table-cell>
          <table:table-cell table:style-name="Tabla2.J8" office:value-type="float" office:value="4.5">
            <text:p text:style-name="P21">4,5</text:p>
          </table:table-cell>
          <table:table-cell table:style-name="Tabla2.K8" office:value-type="float" office:value="1.48">
            <text:p text:style-name="P21">1,48</text:p>
          </table:table-cell>
          <table:table-cell table:style-name="Tabla2.L8" office:value-type="float" office:value="13.76">
            <text:p text:style-name="P21">13,76</text:p>
          </table:table-cell>
          <table:table-cell table:style-name="Tabla2.M8" office:value-type="float" office:value="15.5">
            <text:p text:style-name="P20">15,5</text:p>
          </table:table-cell>
        </table:table-row>
        <table:table-row table:style-name="Tabla2.1">
          <table:table-cell table:style-name="Tabla2.A2" table:number-rows-spanned="6" office:value-type="string">
            <text:p text:style-name="P2">2<text:span text:style-name="T3">nd</text:span> day</text:p>
          </table:table-cell>
          <table:table-cell table:style-name="Tabla2.B9" office:value-type="string">
            <text:p text:style-name="P9">ZT00</text:p>
          </table:table-cell>
          <table:table-cell table:style-name="Tabla2.C9" office:value-type="float" office:value="1.26">
            <text:p text:style-name="P21">1,26</text:p>
          </table:table-cell>
          <table:table-cell table:style-name="Tabla2.D9" office:value-type="float" office:value="0">
            <text:p text:style-name="P21">0</text:p>
          </table:table-cell>
          <table:table-cell table:style-name="Tabla2.E9" office:value-type="float" office:value="25.93">
            <text:p text:style-name="P21">25,93</text:p>
          </table:table-cell>
          <table:table-cell table:style-name="Tabla2.F9" office:value-type="float" office:value="10.33">
            <text:p text:style-name="P21">10,33</text:p>
          </table:table-cell>
          <table:table-cell table:style-name="Tabla2.G9" office:value-type="float" office:value="6.71">
            <text:p text:style-name="P21">6,71</text:p>
          </table:table-cell>
          <table:table-cell table:style-name="Tabla2.H9" office:value-type="float" office:value="10.47">
            <text:p text:style-name="P21">10,47</text:p>
          </table:table-cell>
          <table:table-cell table:style-name="Tabla2.I9" office:value-type="float" office:value="9.68">
            <text:p text:style-name="P21">9,68</text:p>
          </table:table-cell>
          <table:table-cell table:style-name="Tabla2.J9" office:value-type="float" office:value="3.64">
            <text:p text:style-name="P21">3,64</text:p>
          </table:table-cell>
          <table:table-cell table:style-name="Tabla2.K9" office:value-type="float" office:value="1.43">
            <text:p text:style-name="P21">1,43</text:p>
          </table:table-cell>
          <table:table-cell table:style-name="Tabla2.L9" office:value-type="float" office:value="15.14">
            <text:p text:style-name="P21">15,14</text:p>
          </table:table-cell>
          <table:table-cell table:style-name="Tabla2.M9" office:value-type="float" office:value="15.42">
            <text:p text:style-name="P20">15,42</text:p>
          </table:table-cell>
        </table:table-row>
        <table:table-row table:style-name="Tabla2.1">
          <table:covered-table-cell table:style-name="Tabla2.A10"/>
          <table:table-cell table:style-name="Tabla2.B10" office:value-type="string">
            <text:p text:style-name="P9">ZT04</text:p>
          </table:table-cell>
          <table:table-cell table:style-name="Tabla2.C10" office:value-type="float" office:value="1.57">
            <text:p text:style-name="P21">1,57</text:p>
          </table:table-cell>
          <table:table-cell table:style-name="Tabla2.D10" office:value-type="float" office:value="0">
            <text:p text:style-name="P21">0</text:p>
          </table:table-cell>
          <table:table-cell table:style-name="Tabla2.E10" office:value-type="float" office:value="24.46">
            <text:p text:style-name="P21">24,46</text:p>
          </table:table-cell>
          <table:table-cell table:style-name="Tabla2.F10" office:value-type="float" office:value="12.41">
            <text:p text:style-name="P21">12,41</text:p>
          </table:table-cell>
          <table:table-cell table:style-name="Tabla2.G10" office:value-type="float" office:value="6.34">
            <text:p text:style-name="P21">6,34</text:p>
          </table:table-cell>
          <table:table-cell table:style-name="Tabla2.H10" office:value-type="float" office:value="9.71">
            <text:p text:style-name="P21">9,71</text:p>
          </table:table-cell>
          <table:table-cell table:style-name="Tabla2.I10" office:value-type="float" office:value="10.07">
            <text:p text:style-name="P21">10,07</text:p>
          </table:table-cell>
          <table:table-cell table:style-name="Tabla2.J10" office:value-type="float" office:value="4.26">
            <text:p text:style-name="P21">4,26</text:p>
          </table:table-cell>
          <table:table-cell table:style-name="Tabla2.K10" office:value-type="float" office:value="2.47">
            <text:p text:style-name="P21">2,47</text:p>
          </table:table-cell>
          <table:table-cell table:style-name="Tabla2.L10" office:value-type="float" office:value="13.59">
            <text:p text:style-name="P21">13,59</text:p>
          </table:table-cell>
          <table:table-cell table:style-name="Tabla2.M10" office:value-type="float" office:value="15.12">
            <text:p text:style-name="P20">15,12</text:p>
          </table:table-cell>
        </table:table-row>
        <table:table-row table:style-name="Tabla2.1">
          <table:covered-table-cell table:style-name="Tabla2.A10"/>
          <table:table-cell table:style-name="Tabla2.B11" office:value-type="string">
            <text:p text:style-name="P9">ZT08</text:p>
          </table:table-cell>
          <table:table-cell table:style-name="Tabla2.C11" office:value-type="float" office:value="1.4">
            <text:p text:style-name="P21">1,4</text:p>
          </table:table-cell>
          <table:table-cell table:style-name="Tabla2.D11" office:value-type="float" office:value="0">
            <text:p text:style-name="P21">0</text:p>
          </table:table-cell>
          <table:table-cell table:style-name="Tabla2.E11" office:value-type="float" office:value="25.66">
            <text:p text:style-name="P21">25,66</text:p>
          </table:table-cell>
          <table:table-cell table:style-name="Tabla2.F11" office:value-type="float" office:value="11.72">
            <text:p text:style-name="P21">11,72</text:p>
          </table:table-cell>
          <table:table-cell table:style-name="Tabla2.G11" office:value-type="float" office:value="6.68">
            <text:p text:style-name="P21">6,68</text:p>
          </table:table-cell>
          <table:table-cell table:style-name="Tabla2.H11" office:value-type="float" office:value="10.57">
            <text:p text:style-name="P21">10,57</text:p>
          </table:table-cell>
          <table:table-cell table:style-name="Tabla2.I11" office:value-type="float" office:value="9.83">
            <text:p text:style-name="P21">9,83</text:p>
          </table:table-cell>
          <table:table-cell table:style-name="Tabla2.J11" office:value-type="float" office:value="4.2">
            <text:p text:style-name="P21">4,2</text:p>
          </table:table-cell>
          <table:table-cell table:style-name="Tabla2.K11" office:value-type="float" office:value="1.85">
            <text:p text:style-name="P21">1,85</text:p>
          </table:table-cell>
          <table:table-cell table:style-name="Tabla2.L11" office:value-type="float" office:value="12.72">
            <text:p text:style-name="P21">12,72</text:p>
          </table:table-cell>
          <table:table-cell table:style-name="Tabla2.M11" office:value-type="float" office:value="15.35">
            <text:p text:style-name="P20">15,35</text:p>
          </table:table-cell>
        </table:table-row>
        <table:table-row table:style-name="Tabla2.1">
          <table:covered-table-cell table:style-name="Tabla2.A10"/>
          <table:table-cell table:style-name="Tabla2.B12" office:value-type="string">
            <text:p text:style-name="P9">ZT12</text:p>
          </table:table-cell>
          <table:table-cell table:style-name="Tabla2.C12" office:value-type="float" office:value="1.1">
            <text:p text:style-name="P21">1,1</text:p>
          </table:table-cell>
          <table:table-cell table:style-name="Tabla2.D12" office:value-type="float" office:value="0">
            <text:p text:style-name="P21">0</text:p>
          </table:table-cell>
          <table:table-cell table:style-name="Tabla2.E12" office:value-type="float" office:value="26.15">
            <text:p text:style-name="P21">26,15</text:p>
          </table:table-cell>
          <table:table-cell table:style-name="Tabla2.F12" office:value-type="float" office:value="10.93">
            <text:p text:style-name="P21">10,93</text:p>
          </table:table-cell>
          <table:table-cell table:style-name="Tabla2.G12" office:value-type="float" office:value="6.66">
            <text:p text:style-name="P21">6,66</text:p>
          </table:table-cell>
          <table:table-cell table:style-name="Tabla2.H12" office:value-type="float" office:value="9.97">
            <text:p text:style-name="P21">9,97</text:p>
          </table:table-cell>
          <table:table-cell table:style-name="Tabla2.I12" office:value-type="float" office:value="8.76">
            <text:p text:style-name="P21">8,76</text:p>
          </table:table-cell>
          <table:table-cell table:style-name="Tabla2.J12" office:value-type="float" office:value="4.58">
            <text:p text:style-name="P21">4,58</text:p>
          </table:table-cell>
          <table:table-cell table:style-name="Tabla2.K12" office:value-type="float" office:value="1.56">
            <text:p text:style-name="P21">1,56</text:p>
          </table:table-cell>
          <table:table-cell table:style-name="Tabla2.L12" office:value-type="float" office:value="14.37">
            <text:p text:style-name="P21">14,37</text:p>
          </table:table-cell>
          <table:table-cell table:style-name="Tabla2.M12" office:value-type="float" office:value="15.92">
            <text:p text:style-name="P20">15,92</text:p>
          </table:table-cell>
        </table:table-row>
        <table:table-row table:style-name="Tabla2.1">
          <table:covered-table-cell table:style-name="Tabla2.A10"/>
          <table:table-cell table:style-name="Tabla2.B13" office:value-type="string">
            <text:p text:style-name="P9">ZT16</text:p>
          </table:table-cell>
          <table:table-cell table:style-name="Tabla2.C13" office:value-type="float" office:value="1.36">
            <text:p text:style-name="P21">1,36</text:p>
          </table:table-cell>
          <table:table-cell table:style-name="Tabla2.D13" office:value-type="float" office:value="0">
            <text:p text:style-name="P21">0</text:p>
          </table:table-cell>
          <table:table-cell table:style-name="Tabla2.E13" office:value-type="float" office:value="25.74">
            <text:p text:style-name="P21">25,74</text:p>
          </table:table-cell>
          <table:table-cell table:style-name="Tabla2.F13" office:value-type="float" office:value="10.45">
            <text:p text:style-name="P21">10,45</text:p>
          </table:table-cell>
          <table:table-cell table:style-name="Tabla2.G13" office:value-type="float" office:value="6.55">
            <text:p text:style-name="P21">6,55</text:p>
          </table:table-cell>
          <table:table-cell table:style-name="Tabla2.H13" office:value-type="float" office:value="10.63">
            <text:p text:style-name="P21">10,63</text:p>
          </table:table-cell>
          <table:table-cell table:style-name="Tabla2.I13" office:value-type="float" office:value="8.67">
            <text:p text:style-name="P21">8,67</text:p>
          </table:table-cell>
          <table:table-cell table:style-name="Tabla2.J13" office:value-type="float" office:value="4.87">
            <text:p text:style-name="P21">4,87</text:p>
          </table:table-cell>
          <table:table-cell table:style-name="Tabla2.K13" office:value-type="float" office:value="1.75">
            <text:p text:style-name="P21">1,75</text:p>
          </table:table-cell>
          <table:table-cell table:style-name="Tabla2.L13" office:value-type="float" office:value="13.86">
            <text:p text:style-name="P21">13,86</text:p>
          </table:table-cell>
          <table:table-cell table:style-name="Tabla2.M13" office:value-type="float" office:value="16.12">
            <text:p text:style-name="P20">16,12</text:p>
          </table:table-cell>
        </table:table-row>
        <table:table-row table:style-name="Tabla2.1">
          <table:covered-table-cell table:style-name="Tabla2.A14"/>
          <table:table-cell table:style-name="Tabla2.B14" office:value-type="string">
            <text:p text:style-name="P9">ZT20</text:p>
          </table:table-cell>
          <table:table-cell table:style-name="Tabla2.C14" office:value-type="float" office:value="1.15">
            <text:p text:style-name="P21">1,15</text:p>
          </table:table-cell>
          <table:table-cell table:style-name="Tabla2.D14" office:value-type="float" office:value="0">
            <text:p text:style-name="P21">0</text:p>
          </table:table-cell>
          <table:table-cell table:style-name="Tabla2.E14" office:value-type="float" office:value="26.19">
            <text:p text:style-name="P21">26,19</text:p>
          </table:table-cell>
          <table:table-cell table:style-name="Tabla2.F14" office:value-type="float" office:value="10.86">
            <text:p text:style-name="P21">10,86</text:p>
          </table:table-cell>
          <table:table-cell table:style-name="Tabla2.G14" office:value-type="float" office:value="6.89">
            <text:p text:style-name="P21">6,89</text:p>
          </table:table-cell>
          <table:table-cell table:style-name="Tabla2.H14" office:value-type="float" office:value="10.31">
            <text:p text:style-name="P21">10,31</text:p>
          </table:table-cell>
          <table:table-cell table:style-name="Tabla2.I14" office:value-type="float" office:value="8.89">
            <text:p text:style-name="P21">8,89</text:p>
          </table:table-cell>
          <table:table-cell table:style-name="Tabla2.J14" office:value-type="float" office:value="4.66">
            <text:p text:style-name="P21">4,66</text:p>
          </table:table-cell>
          <table:table-cell table:style-name="Tabla2.K14" office:value-type="float" office:value="1.65">
            <text:p text:style-name="P21">1,65</text:p>
          </table:table-cell>
          <table:table-cell table:style-name="Tabla2.L14" office:value-type="float" office:value="14.18">
            <text:p text:style-name="P21">14,18</text:p>
          </table:table-cell>
          <table:table-cell table:style-name="Tabla2.M14" office:value-type="float" office:value="15.23">
            <text:p text:style-name="P20">15,23</text:p>
          </table:table-cell>
        </table:table-row>
        <table:table-row table:style-name="Tabla2.15">
          <table:table-cell table:style-name="Tabla2.A15" table:number-rows-spanned="6" office:value-type="string">
            <text:p text:style-name="P11">3<text:span text:style-name="T3">rd</text:span> day</text:p>
          </table:table-cell>
          <table:table-cell table:style-name="Tabla2.B15" office:value-type="string">
            <text:p text:style-name="P9">ZT00</text:p>
          </table:table-cell>
          <table:table-cell table:style-name="Tabla2.C15" office:value-type="float" office:value="1.28">
            <text:p text:style-name="P21">1,28</text:p>
          </table:table-cell>
          <table:table-cell table:style-name="Tabla2.D15" office:value-type="float" office:value="0">
            <text:p text:style-name="P21">0</text:p>
          </table:table-cell>
          <table:table-cell table:style-name="Tabla2.E15" office:value-type="float" office:value="26.48">
            <text:p text:style-name="P21">26,48</text:p>
          </table:table-cell>
          <table:table-cell table:style-name="Tabla2.F15" office:value-type="float" office:value="10.16">
            <text:p text:style-name="P21">10,16</text:p>
          </table:table-cell>
          <table:table-cell table:style-name="Tabla2.G15" office:value-type="float" office:value="7.03">
            <text:p text:style-name="P21">7,03</text:p>
          </table:table-cell>
          <table:table-cell table:style-name="Tabla2.H15" office:value-type="float" office:value="10.89">
            <text:p text:style-name="P21">10,89</text:p>
          </table:table-cell>
          <table:table-cell table:style-name="Tabla2.I15" office:value-type="float" office:value="9.7">
            <text:p text:style-name="P21">9,7</text:p>
          </table:table-cell>
          <table:table-cell table:style-name="Tabla2.J15" office:value-type="float" office:value="3.68">
            <text:p text:style-name="P21">3,68</text:p>
          </table:table-cell>
          <table:table-cell table:style-name="Tabla2.K15" office:value-type="float" office:value="1.38">
            <text:p text:style-name="P21">1,38</text:p>
          </table:table-cell>
          <table:table-cell table:style-name="Tabla2.L15" office:value-type="float" office:value="14.11">
            <text:p text:style-name="P21">14,11</text:p>
          </table:table-cell>
          <table:table-cell table:style-name="Tabla2.M15" office:value-type="float" office:value="15.29">
            <text:p text:style-name="P20">15,29</text:p>
          </table:table-cell>
        </table:table-row>
        <table:table-row table:style-name="Tabla2.15">
          <table:covered-table-cell table:style-name="Tabla2.A16"/>
          <table:table-cell table:style-name="Tabla2.B16" office:value-type="string">
            <text:p text:style-name="P9">ZT04</text:p>
          </table:table-cell>
          <table:table-cell table:style-name="Tabla2.C16" office:value-type="float" office:value="1.39">
            <text:p text:style-name="P21">1,39</text:p>
          </table:table-cell>
          <table:table-cell table:style-name="Tabla2.D16" office:value-type="float" office:value="0">
            <text:p text:style-name="P21">0</text:p>
          </table:table-cell>
          <table:table-cell table:style-name="Tabla2.E16" office:value-type="float" office:value="24.16">
            <text:p text:style-name="P21">24,16</text:p>
          </table:table-cell>
          <table:table-cell table:style-name="Tabla2.F16" office:value-type="float" office:value="12.11">
            <text:p text:style-name="P21">12,11</text:p>
          </table:table-cell>
          <table:table-cell table:style-name="Tabla2.G16" office:value-type="float" office:value="6.05">
            <text:p text:style-name="P21">6,05</text:p>
          </table:table-cell>
          <table:table-cell table:style-name="Tabla2.H16" office:value-type="float" office:value="9.93">
            <text:p text:style-name="P21">9,93</text:p>
          </table:table-cell>
          <table:table-cell table:style-name="Tabla2.I16" office:value-type="float" office:value="9.95">
            <text:p text:style-name="P21">9,95</text:p>
          </table:table-cell>
          <table:table-cell table:style-name="Tabla2.J16" office:value-type="float" office:value="4.14">
            <text:p text:style-name="P21">4,14</text:p>
          </table:table-cell>
          <table:table-cell table:style-name="Tabla2.K16" office:value-type="float" office:value="3.63">
            <text:p text:style-name="P21">3,63</text:p>
          </table:table-cell>
          <table:table-cell table:style-name="Tabla2.L16" office:value-type="float" office:value="13.12">
            <text:p text:style-name="P21">13,12</text:p>
          </table:table-cell>
          <table:table-cell table:style-name="Tabla2.M16" office:value-type="float" office:value="15.52">
            <text:p text:style-name="P20">15,52</text:p>
          </table:table-cell>
        </table:table-row>
        <table:table-row table:style-name="Tabla2.15">
          <table:covered-table-cell table:style-name="Tabla2.A16"/>
          <table:table-cell table:style-name="Tabla2.B17" office:value-type="string">
            <text:p text:style-name="P9">ZT08</text:p>
          </table:table-cell>
          <table:table-cell table:style-name="Tabla2.C17" office:value-type="float" office:value="1.79">
            <text:p text:style-name="P21">1,79</text:p>
          </table:table-cell>
          <table:table-cell table:style-name="Tabla2.D17" office:value-type="float" office:value="0">
            <text:p text:style-name="P21">0</text:p>
          </table:table-cell>
          <table:table-cell table:style-name="Tabla2.E17" office:value-type="float" office:value="24.83">
            <text:p text:style-name="P21">24,83</text:p>
          </table:table-cell>
          <table:table-cell table:style-name="Tabla2.F17" office:value-type="float" office:value="12.15">
            <text:p text:style-name="P21">12,15</text:p>
          </table:table-cell>
          <table:table-cell table:style-name="Tabla2.G17" office:value-type="float" office:value="6.38">
            <text:p text:style-name="P21">6,38</text:p>
          </table:table-cell>
          <table:table-cell table:style-name="Tabla2.H17" office:value-type="float" office:value="10.22">
            <text:p text:style-name="P21">10,22</text:p>
          </table:table-cell>
          <table:table-cell table:style-name="Tabla2.I17" office:value-type="float" office:value="10.24">
            <text:p text:style-name="P21">10,24</text:p>
          </table:table-cell>
          <table:table-cell table:style-name="Tabla2.J17" office:value-type="float" office:value="4.56">
            <text:p text:style-name="P21">4,56</text:p>
          </table:table-cell>
          <table:table-cell table:style-name="Tabla2.K17" office:value-type="float" office:value="2.01">
            <text:p text:style-name="P21">2,01</text:p>
          </table:table-cell>
          <table:table-cell table:style-name="Tabla2.L17" office:value-type="float" office:value="12.97">
            <text:p text:style-name="P21">12,97</text:p>
          </table:table-cell>
          <table:table-cell table:style-name="Tabla2.M17" office:value-type="float" office:value="14.85">
            <text:p text:style-name="P20">14,85</text:p>
          </table:table-cell>
        </table:table-row>
        <table:table-row table:style-name="Tabla2.15">
          <table:covered-table-cell table:style-name="Tabla2.A16"/>
          <table:table-cell table:style-name="Tabla2.B18" office:value-type="string">
            <text:p text:style-name="P9">ZT12</text:p>
          </table:table-cell>
          <table:table-cell table:style-name="Tabla2.C18" office:value-type="float" office:value="0.99">
            <text:p text:style-name="P21">0,99</text:p>
          </table:table-cell>
          <table:table-cell table:style-name="Tabla2.D18" office:value-type="float" office:value="0">
            <text:p text:style-name="P21">0</text:p>
          </table:table-cell>
          <table:table-cell table:style-name="Tabla2.E18" office:value-type="float" office:value="27.03">
            <text:p text:style-name="P21">27,03</text:p>
          </table:table-cell>
          <table:table-cell table:style-name="Tabla2.F18" office:value-type="float" office:value="10.45">
            <text:p text:style-name="P21">10,45</text:p>
          </table:table-cell>
          <table:table-cell table:style-name="Tabla2.G18" office:value-type="float" office:value="5.98">
            <text:p text:style-name="P21">5,98</text:p>
          </table:table-cell>
          <table:table-cell table:style-name="Tabla2.H18" office:value-type="float" office:value="10.04">
            <text:p text:style-name="P21">10,04</text:p>
          </table:table-cell>
          <table:table-cell table:style-name="Tabla2.I18" office:value-type="float" office:value="8.45">
            <text:p text:style-name="P21">8,45</text:p>
          </table:table-cell>
          <table:table-cell table:style-name="Tabla2.J18" office:value-type="float" office:value="4.77">
            <text:p text:style-name="P21">4,77</text:p>
          </table:table-cell>
          <table:table-cell table:style-name="Tabla2.K18" office:value-type="float" office:value="1.55">
            <text:p text:style-name="P21">1,55</text:p>
          </table:table-cell>
          <table:table-cell table:style-name="Tabla2.L18" office:value-type="float" office:value="15.74">
            <text:p text:style-name="P21">15,74</text:p>
          </table:table-cell>
          <table:table-cell table:style-name="Tabla2.M18" office:value-type="float" office:value="15.01">
            <text:p text:style-name="P20">15,01</text:p>
          </table:table-cell>
        </table:table-row>
        <table:table-row table:style-name="Tabla2.15">
          <table:covered-table-cell table:style-name="Tabla2.A16"/>
          <table:table-cell table:style-name="Tabla2.B19" office:value-type="string">
            <text:p text:style-name="P9">ZT16</text:p>
          </table:table-cell>
          <table:table-cell table:style-name="Tabla2.C19" office:value-type="float" office:value="1.15">
            <text:p text:style-name="P21">1,15</text:p>
          </table:table-cell>
          <table:table-cell table:style-name="Tabla2.D19" office:value-type="float" office:value="0">
            <text:p text:style-name="P21">0</text:p>
          </table:table-cell>
          <table:table-cell table:style-name="Tabla2.E19" office:value-type="float" office:value="26.52">
            <text:p text:style-name="P21">26,52</text:p>
          </table:table-cell>
          <table:table-cell table:style-name="Tabla2.F19" office:value-type="float" office:value="10.37">
            <text:p text:style-name="P21">10,37</text:p>
          </table:table-cell>
          <table:table-cell table:style-name="Tabla2.G19" office:value-type="float" office:value="6.41">
            <text:p text:style-name="P21">6,41</text:p>
          </table:table-cell>
          <table:table-cell table:style-name="Tabla2.H19" office:value-type="float" office:value="10.08">
            <text:p text:style-name="P21">10,08</text:p>
          </table:table-cell>
          <table:table-cell table:style-name="Tabla2.I19" office:value-type="float" office:value="8.66">
            <text:p text:style-name="P21">8,66</text:p>
          </table:table-cell>
          <table:table-cell table:style-name="Tabla2.J19" office:value-type="float" office:value="4.82">
            <text:p text:style-name="P21">4,82</text:p>
          </table:table-cell>
          <table:table-cell table:style-name="Tabla2.K19" office:value-type="float" office:value="1.82">
            <text:p text:style-name="P21">1,82</text:p>
          </table:table-cell>
          <table:table-cell table:style-name="Tabla2.L19" office:value-type="float" office:value="15.24">
            <text:p text:style-name="P21">15,24</text:p>
          </table:table-cell>
          <table:table-cell table:style-name="Tabla2.M19" office:value-type="float" office:value="14.93">
            <text:p text:style-name="P20">14,93</text:p>
          </table:table-cell>
        </table:table-row>
        <table:table-row table:style-name="Tabla2.15">
          <table:covered-table-cell table:style-name="Tabla2.A20"/>
          <table:table-cell table:style-name="Tabla2.B20" office:value-type="string">
            <text:p text:style-name="P9">ZT20</text:p>
          </table:table-cell>
          <table:table-cell table:style-name="Tabla2.C20" office:value-type="float" office:value="1.56">
            <text:p text:style-name="P21">1,56</text:p>
          </table:table-cell>
          <table:table-cell table:style-name="Tabla2.D20" office:value-type="float" office:value="0">
            <text:p text:style-name="P21">0</text:p>
          </table:table-cell>
          <table:table-cell table:style-name="Tabla2.E20" office:value-type="float" office:value="26.67">
            <text:p text:style-name="P21">26,67</text:p>
          </table:table-cell>
          <table:table-cell table:style-name="Tabla2.F20" office:value-type="float" office:value="9.77">
            <text:p text:style-name="P21">9,77</text:p>
          </table:table-cell>
          <table:table-cell table:style-name="Tabla2.G20" office:value-type="float" office:value="6.22">
            <text:p text:style-name="P21">6,22</text:p>
          </table:table-cell>
          <table:table-cell table:style-name="Tabla2.H20" office:value-type="float" office:value="10.12">
            <text:p text:style-name="P21">10,12</text:p>
          </table:table-cell>
          <table:table-cell table:style-name="Tabla2.I20" office:value-type="float" office:value="8.61">
            <text:p text:style-name="P21">8,61</text:p>
          </table:table-cell>
          <table:table-cell table:style-name="Tabla2.J20" office:value-type="float" office:value="4.77">
            <text:p text:style-name="P21">4,77</text:p>
          </table:table-cell>
          <table:table-cell table:style-name="Tabla2.K20" office:value-type="float" office:value="1.61">
            <text:p text:style-name="P21">1,61</text:p>
          </table:table-cell>
          <table:table-cell table:style-name="Tabla2.L20" office:value-type="float" office:value="15.59">
            <text:p text:style-name="P21">15,59</text:p>
          </table:table-cell>
          <table:table-cell table:style-name="Tabla2.M20" office:value-type="float" office:value="15.07">
            <text:p text:style-name="P20">15,07</text:p>
          </table:table-cell>
        </table:table-row>
      </table:table>
      <text:p text:style-name="P13"/>
      <text:p text:style-name="P13"/>
      <text:p text:style-name="P13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3"/>
          </table:table-cell>
          <table:table-cell table:style-name="Tabla3.B1" table:number-columns-spanned="2" office:value-type="string">
            <text:p text:style-name="P14">P-value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3"><text:span text:style-name="T1">Carotenoid</text:span></text:p>
          </table:table-cell>
          <table:table-cell table:style-name="Tabla3.B2" office:value-type="string">
            <text:p text:style-name="P14"><text:span text:style-name="T1">LD</text:span></text:p>
          </table:table-cell>
          <table:table-cell table:style-name="Tabla3.C2" office:value-type="string">
            <text:p text:style-name="P19">SD</text:p>
          </table:table-cell>
        </table:table-row>
        <table:table-row table:style-name="Tabla3.1">
          <table:table-cell table:style-name="Tabla3.A3" office:value-type="string">
            <text:p text:style-name="P3"><text:span text:style-name="T1">α-carotene</text:span></text:p>
          </table:table-cell>
          <table:table-cell table:style-name="Tabla3.B3" office:value-type="string">
            <text:p text:style-name="P3">4,98<text:span text:style-name="T6">x10</text:span><text:span text:style-name="T4">-</text:span><text:span text:style-name="T3">2</text:span></text:p>
          </table:table-cell>
          <table:table-cell table:style-name="Tabla3.C3" office:value-type="string">
            <text:p text:style-name="P21">3,00x10<text:span text:style-name="T3">-3</text:span></text:p>
          </table:table-cell>
        </table:table-row>
        <table:table-row table:style-name="Tabla3.1">
          <table:table-cell table:style-name="Tabla3.A4" office:value-type="string">
            <text:p text:style-name="P3"><text:span text:style-name="T1">Lutein</text:span></text:p>
          </table:table-cell>
          <table:table-cell table:style-name="Tabla3.B4" office:value-type="string">
            <text:p text:style-name="P3">1,54x10<text:span text:style-name="T3">-3</text:span></text:p>
          </table:table-cell>
          <table:table-cell table:style-name="Tabla3.C4">
            <text:p text:style-name="P21"/>
          </table:table-cell>
        </table:table-row>
        <table:table-row table:style-name="Tabla3.1">
          <table:table-cell table:style-name="Tabla3.A5" office:value-type="string">
            <text:p text:style-name="P3"><text:span text:style-name="T1">Prasinoxanthin</text:span></text:p>
          </table:table-cell>
          <table:table-cell table:style-name="Tabla3.B5" office:value-type="string">
            <text:p text:style-name="P3">1,48x10<text:span text:style-name="T3">-6</text:span></text:p>
          </table:table-cell>
          <table:table-cell table:style-name="Tabla3.C5" office:value-type="string">
            <text:p text:style-name="P21">7,37x10<text:span text:style-name="T3">-4</text:span></text:p>
          </table:table-cell>
        </table:table-row>
        <table:table-row table:style-name="Tabla3.1">
          <table:table-cell table:style-name="Tabla3.A6" office:value-type="string">
            <text:p text:style-name="P3"><text:span text:style-name="T1">Dihydrolutein</text:span></text:p>
          </table:table-cell>
          <table:table-cell table:style-name="Tabla3.B6" office:value-type="string">
            <text:p text:style-name="P3">4,28x10<text:span text:style-name="T3">-2</text:span></text:p>
          </table:table-cell>
          <table:table-cell table:style-name="Tabla3.C6" office:value-type="string">
            <text:p text:style-name="P21">6,93x10<text:span text:style-name="T3">-6</text:span></text:p>
          </table:table-cell>
        </table:table-row>
        <table:table-row table:style-name="Tabla3.1">
          <table:table-cell table:style-name="Tabla3.A7" office:value-type="string">
            <text:p text:style-name="P3"><text:span text:style-name="T1">Micromonal</text:span></text:p>
          </table:table-cell>
          <table:table-cell table:style-name="Tabla3.B7" office:value-type="string">
            <text:p text:style-name="P3">2,04x10<text:span text:style-name="T3">-2</text:span></text:p>
          </table:table-cell>
          <table:table-cell table:style-name="Tabla3.C7" office:value-type="string">
            <text:p text:style-name="P21">2,77x10<text:span text:style-name="T3">-2</text:span></text:p>
          </table:table-cell>
        </table:table-row>
        <table:table-row table:style-name="Tabla3.1">
          <table:table-cell table:style-name="Tabla3.A8" office:value-type="string">
            <text:p text:style-name="P3"><text:span text:style-name="T1">Uriolide</text:span></text:p>
          </table:table-cell>
          <table:table-cell table:style-name="Tabla3.B8" office:value-type="string">
            <text:p text:style-name="P3">3,25x10<text:span text:style-name="T3">-4</text:span></text:p>
          </table:table-cell>
          <table:table-cell table:style-name="Tabla3.C8" office:value-type="string">
            <text:p text:style-name="P21">7,63x10<text:span text:style-name="T3">-2</text:span></text:p>
          </table:table-cell>
        </table:table-row>
        <table:table-row table:style-name="Tabla3.1">
          <table:table-cell table:style-name="Tabla3.A9" office:value-type="string">
            <text:p text:style-name="P3"><text:span text:style-name="Emphasis"><text:span text:style-name="T7">β</text:span></text:span><text:span text:style-name="T1">-carotene</text:span></text:p>
          </table:table-cell>
          <table:table-cell table:style-name="Tabla3.B9" office:value-type="string">
            <text:p text:style-name="P3">1,10x10<text:span text:style-name="T3">-3</text:span></text:p>
          </table:table-cell>
          <table:table-cell table:style-name="Tabla3.C9" office:value-type="string">
            <text:p text:style-name="P21">6,24x10<text:span text:style-name="T3">-5</text:span></text:p>
          </table:table-cell>
        </table:table-row>
        <table:table-row table:style-name="Tabla3.1">
          <table:table-cell table:style-name="Tabla3.A10" office:value-type="string">
            <text:p text:style-name="P3"><text:span text:style-name="T1">Zeaxanthin</text:span></text:p>
          </table:table-cell>
          <table:table-cell table:style-name="Tabla3.B10" office:value-type="string">
            <text:p text:style-name="P3">8,75x10<text:span text:style-name="T3">-6</text:span></text:p>
          </table:table-cell>
          <table:table-cell table:style-name="Tabla3.C10" office:value-type="string">
            <text:p text:style-name="P21">2,28x10<text:span text:style-name="T3">-7</text:span></text:p>
          </table:table-cell>
        </table:table-row>
        <table:table-row table:style-name="Tabla3.1">
          <table:table-cell table:style-name="Tabla3.A11" office:value-type="string">
            <text:p text:style-name="P3"><text:span text:style-name="T1">Antheraxanthin</text:span></text:p>
          </table:table-cell>
          <table:table-cell table:style-name="Tabla3.B11" office:value-type="string">
            <text:p text:style-name="P3">7,70x10<text:span text:style-name="T3">-8</text:span></text:p>
          </table:table-cell>
          <table:table-cell table:style-name="Tabla3.C11" office:value-type="string">
            <text:p text:style-name="P21">1,48x10<text:span text:style-name="T3">-3</text:span></text:p>
          </table:table-cell>
        </table:table-row>
        <table:table-row table:style-name="Tabla3.1">
          <table:table-cell table:style-name="Tabla3.A12" office:value-type="string">
            <text:p text:style-name="P3"><text:span text:style-name="T1">Violaxanthin</text:span></text:p>
          </table:table-cell>
          <table:table-cell table:style-name="Tabla3.B12" office:value-type="string">
            <text:p text:style-name="P3">5,44x10<text:span text:style-name="T3">-9</text:span></text:p>
          </table:table-cell>
          <table:table-cell table:style-name="Tabla3.C12" office:value-type="string">
            <text:p text:style-name="P21">8,28x10<text:span text:style-name="T3">-2</text:span></text:p>
          </table:table-cell>
        </table:table-row>
        <table:table-row table:style-name="Tabla3.1">
          <table:table-cell table:style-name="Tabla3.A13" office:value-type="string">
            <text:p text:style-name="P3"><text:span text:style-name="T1">Neoxanthin</text:span></text:p>
          </table:table-cell>
          <table:table-cell table:style-name="Tabla3.B13" office:value-type="string">
            <text:p text:style-name="P3">1,65x10<text:span text:style-name="T3">-4</text:span></text:p>
          </table:table-cell>
          <table:table-cell table:style-name="Tabla3.C13" office:value-type="string">
            <text:p text:style-name="P21">8,80x10<text:span text:style-name="T3">-1</text:span></text:p>
          </table:table-cell>
        </table:table-row>
      </table:table>
      <text:p text:style-name="Standard"><text:soft-page-break/>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_20__28_user_29_" style:display-name="Figure (user)" style:family="paragraph" style:parent-style-name="Caption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">
      <number:number number:decimal-places="3" number:min-decimal-places="3" number:min-integer-digits="1"/>
    </number:number-style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2:36:27.352139436</meta:creation-date>
    <dc:date>2023-11-11T00:06:55.745792622</dc:date>
    <meta:editing-duration>PT1H30M27S</meta:editing-duration>
    <meta:editing-cycles>5</meta:editing-cycles>
    <meta:generator>LibreOffice/7.6.2.1$Linux_X86_64 LibreOffice_project/60$Build-1</meta:generator>
    <meta:document-statistic meta:table-count="3" meta:image-count="0" meta:object-count="0" meta:page-count="3" meta:paragraph-count="500" meta:word-count="512" meta:character-count="2214" meta:non-whitespace-character-count="2196"/>
  </office:meta>
</office:document-meta>
</file>